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ce style:name="Arial1" svg:font-family="Arial" style:font-family-generic="roman" style:font-pitch="variable"/>
    <style:font-face style:name="Arial Black" svg:font-family="'Arial Black'"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6.762cm" fo:margin-left="-0.191cm" table:align="left" style:writing-mode="lr-tb"/>
    </style:style>
    <style:style style:name="Table1.A" style:family="table-column">
      <style:table-column-properties style:column-width="16.762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Table2" style:family="table">
      <style:table-properties style:width="16.762cm" fo:margin-left="-0.191cm" table:align="left" style:writing-mode="lr-tb"/>
    </style:style>
    <style:style style:name="Table2.A" style:family="table-column">
      <style:table-column-properties style:column-width="8.38cm"/>
    </style:style>
    <style:style style:name="Table2.B" style:family="table-column">
      <style:table-column-properties style:column-width="8.382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0.018cm solid #00000a"/>
    </style:style>
    <style:style style:name="Table3" style:family="table">
      <style:table-properties style:width="15.826cm" fo:margin-left="-0.191cm" table:align="left" style:writing-mode="lr-tb"/>
    </style:style>
    <style:style style:name="Table3.A" style:family="table-column">
      <style:table-column-properties style:column-width="5.726cm"/>
    </style:style>
    <style:style style:name="Table3.B" style:family="table-column">
      <style:table-column-properties style:column-width="5.343cm"/>
    </style:style>
    <style:style style:name="Table3.C" style:family="table-column">
      <style:table-column-properties style:column-width="4.757cm"/>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0.018cm solid #00000a"/>
    </style:style>
    <style:style style:name="Table3.2" style:family="table-row">
      <style:table-row-properties style:min-row-height="0.781cm" style:keep-together="true" fo:keep-together="auto"/>
    </style:style>
    <style:style style:name="Table4" style:family="table">
      <style:table-properties style:width="15.824cm" fo:margin-left="-0.191cm" table:align="left" style:writing-mode="lr-tb"/>
    </style:style>
    <style:style style:name="Table4.A" style:family="table-column">
      <style:table-column-properties style:column-width="3.336cm"/>
    </style:style>
    <style:style style:name="Table4.B" style:family="table-column">
      <style:table-column-properties style:column-width="3.898cm"/>
    </style:style>
    <style:style style:name="Table4.C" style:family="table-column">
      <style:table-column-properties style:column-width="3.424cm"/>
    </style:style>
    <style:style style:name="Table4.D" style:family="table-column">
      <style:table-column-properties style:column-width="1.616cm"/>
    </style:style>
    <style:style style:name="Table4.E" style:family="table-column">
      <style:table-column-properties style:column-width="3.551cm"/>
    </style:style>
    <style:style style:name="Table4.1" style:family="table-row">
      <style:table-row-properties style:keep-together="true" fo:keep-together="auto"/>
    </style:style>
    <style:style style:name="Table4.A1" style:family="table-cell">
      <style:table-cell-properties fo:padding-left="0.191cm" fo:padding-right="0.191cm" fo:padding-top="0cm" fo:padding-bottom="0cm" fo:border="0.018cm solid #00000a"/>
    </style:style>
    <style:style style:name="Table5" style:family="table">
      <style:table-properties style:width="16.792cm" fo:margin-left="0cm" table:align="left" style:writing-mode="lr-tb"/>
    </style:style>
    <style:style style:name="Table5.A" style:family="table-column">
      <style:table-column-properties style:column-width="8.08cm"/>
    </style:style>
    <style:style style:name="Table5.B" style:family="table-column">
      <style:table-column-properties style:column-width="8.712cm"/>
    </style:style>
    <style:style style:name="Table5.1" style:family="table-row">
      <style:table-row-properties style:min-row-height="0.658cm" style:keep-together="true" fo:keep-together="auto"/>
    </style:style>
    <style:style style:name="Table5.A1" style:family="table-cell">
      <style:table-cell-properties fo:padding="0cm" fo:border-left="none" fo:border-right="0.035cm solid #bfbfbf" fo:border-top="none" fo:border-bottom="0.035cm solid #bfbfbf"/>
    </style:style>
    <style:style style:name="Table5.B1" style:family="table-cell">
      <style:table-cell-properties fo:padding="0cm" fo:border-left="0.035cm solid #bfbfbf" fo:border-right="none" fo:border-top="none" fo:border-bottom="0.035cm solid #bfbfbf"/>
    </style:style>
    <style:style style:name="Table5.A2" style:family="table-cell">
      <style:table-cell-properties fo:padding="0cm" fo:border-left="none" fo:border-right="0.035cm solid #bfbfbf" fo:border-top="0.035cm solid #bfbfbf" fo:border-bottom="0.035cm solid #bfbfbf"/>
    </style:style>
    <style:style style:name="Table5.B2" style:family="table-cell">
      <style:table-cell-properties fo:padding="0cm" fo:border-left="0.035cm solid #bfbfbf" fo:border-right="none" fo:border-top="0.035cm solid #bfbfbf" fo:border-bottom="0.035cm solid #bfbfbf"/>
    </style:style>
    <style:style style:name="Table5.A13" style:family="table-cell">
      <style:table-cell-properties fo:padding="0cm" fo:border-left="none" fo:border-right="0.035cm solid #bfbfbf" fo:border-top="0.035cm solid #bfbfbf" fo:border-bottom="none"/>
    </style:style>
    <style:style style:name="Table5.B13" style:family="table-cell">
      <style:table-cell-properties fo:padding="0cm" fo:border-left="0.035cm solid #bfbfbf" fo:border-right="none" fo:border-top="0.035cm solid #bfbfbf" fo:border-bottom="none"/>
    </style:style>
    <style:style style:name="Table6" style:family="table">
      <style:table-properties style:width="15.79cm" fo:margin-left="-0.191cm" table:align="left" style:writing-mode="lr-tb"/>
    </style:style>
    <style:style style:name="Table6.A" style:family="table-column">
      <style:table-column-properties style:column-width="2.665cm"/>
    </style:style>
    <style:style style:name="Table6.B" style:family="table-column">
      <style:table-column-properties style:column-width="2.768cm"/>
    </style:style>
    <style:style style:name="Table6.C" style:family="table-column">
      <style:table-column-properties style:column-width="2.565cm"/>
    </style:style>
    <style:style style:name="Table6.D" style:family="table-column">
      <style:table-column-properties style:column-width="3.11cm"/>
    </style:style>
    <style:style style:name="Table6.E" style:family="table-column">
      <style:table-column-properties style:column-width="2.339cm"/>
    </style:style>
    <style:style style:name="Table6.F" style:family="table-column">
      <style:table-column-properties style:column-width="2.344cm"/>
    </style:style>
    <style:style style:name="Table6.1" style:family="table-row">
      <style:table-row-properties style:keep-together="true" fo:keep-together="auto"/>
    </style:style>
    <style:style style:name="Table6.A1" style:family="table-cell">
      <style:table-cell-properties fo:padding-left="0.191cm" fo:padding-right="0.191cm" fo:padding-top="0cm" fo:padding-bottom="0cm" fo:border="0.018cm solid #00000a"/>
    </style:style>
    <style:style style:name="Table7" style:family="table">
      <style:table-properties style:width="15.79cm" fo:margin-left="-0.191cm" table:align="left" style:writing-mode="lr-tb"/>
    </style:style>
    <style:style style:name="Table7.A" style:family="table-column">
      <style:table-column-properties style:column-width="2.665cm"/>
    </style:style>
    <style:style style:name="Table7.B" style:family="table-column">
      <style:table-column-properties style:column-width="2.768cm"/>
    </style:style>
    <style:style style:name="Table7.C" style:family="table-column">
      <style:table-column-properties style:column-width="2.565cm"/>
    </style:style>
    <style:style style:name="Table7.D" style:family="table-column">
      <style:table-column-properties style:column-width="3.11cm"/>
    </style:style>
    <style:style style:name="Table7.E" style:family="table-column">
      <style:table-column-properties style:column-width="2.339cm"/>
    </style:style>
    <style:style style:name="Table7.F" style:family="table-column">
      <style:table-column-properties style:column-width="2.344cm"/>
    </style:style>
    <style:style style:name="Table7.1" style:family="table-row">
      <style:table-row-properties style:keep-together="true" fo:keep-together="auto"/>
    </style:style>
    <style:style style:name="Table7.A1" style:family="table-cell">
      <style:table-cell-properties fo:padding-left="0.191cm" fo:padding-right="0.191cm" fo:padding-top="0cm" fo:padding-bottom="0cm" fo:border="0.018cm solid #00000a"/>
    </style:style>
    <style:style style:name="Table8" style:family="table">
      <style:table-properties style:width="15.79cm" fo:margin-left="-0.191cm" table:align="left" style:writing-mode="lr-tb"/>
    </style:style>
    <style:style style:name="Table8.A" style:family="table-column">
      <style:table-column-properties style:column-width="2.665cm"/>
    </style:style>
    <style:style style:name="Table8.B" style:family="table-column">
      <style:table-column-properties style:column-width="2.768cm"/>
    </style:style>
    <style:style style:name="Table8.C" style:family="table-column">
      <style:table-column-properties style:column-width="2.565cm"/>
    </style:style>
    <style:style style:name="Table8.D" style:family="table-column">
      <style:table-column-properties style:column-width="3.11cm"/>
    </style:style>
    <style:style style:name="Table8.E" style:family="table-column">
      <style:table-column-properties style:column-width="2.339cm"/>
    </style:style>
    <style:style style:name="Table8.F" style:family="table-column">
      <style:table-column-properties style:column-width="2.344cm"/>
    </style:style>
    <style:style style:name="Table8.1" style:family="table-row">
      <style:table-row-properties style:keep-together="true" fo:keep-together="auto"/>
    </style:style>
    <style:style style:name="Table8.A1" style:family="table-cell">
      <style:table-cell-properties fo:padding-left="0.191cm" fo:padding-right="0.191cm" fo:padding-top="0cm" fo:padding-bottom="0cm" fo:border="0.018cm solid #00000a"/>
    </style:style>
    <style:style style:name="Table9" style:family="table">
      <style:table-properties style:width="15.443cm" fo:margin-left="-0.191cm" table:align="left" style:writing-mode="lr-tb"/>
    </style:style>
    <style:style style:name="Table9.A" style:family="table-column">
      <style:table-column-properties style:column-width="6.105cm"/>
    </style:style>
    <style:style style:name="Table9.B" style:family="table-column">
      <style:table-column-properties style:column-width="9.338cm"/>
    </style:style>
    <style:style style:name="Table9.1" style:family="table-row">
      <style:table-row-properties style:keep-together="true" fo:keep-together="auto"/>
    </style:style>
    <style:style style:name="Table9.A1" style:family="table-cell">
      <style:table-cell-properties fo:padding-left="0.191cm" fo:padding-right="0.191cm" fo:padding-top="0cm" fo:padding-bottom="0cm" fo:border="0.018cm solid #00000a"/>
    </style:style>
    <style:style style:name="Table10" style:family="table">
      <style:table-properties style:width="15.826cm" fo:margin-left="-0.191cm" table:align="left" style:writing-mode="lr-tb"/>
    </style:style>
    <style:style style:name="Table10.A" style:family="table-column">
      <style:table-column-properties style:column-width="10.253cm"/>
    </style:style>
    <style:style style:name="Table10.B" style:family="table-column">
      <style:table-column-properties style:column-width="5.572cm"/>
    </style:style>
    <style:style style:name="Table10.1" style:family="table-row">
      <style:table-row-properties style:keep-together="true" fo:keep-together="auto"/>
    </style:style>
    <style:style style:name="Table10.A1" style:family="table-cell">
      <style:table-cell-properties fo:padding-left="0.191cm" fo:padding-right="0.191cm" fo:padding-top="0cm" fo:padding-bottom="0cm" fo:border="0.018cm solid #00000a"/>
    </style:style>
    <style:style style:name="Table11" style:family="table">
      <style:table-properties style:width="15.826cm" fo:margin-left="-0.191cm" table:align="left" style:writing-mode="lr-tb"/>
    </style:style>
    <style:style style:name="Table11.A" style:family="table-column">
      <style:table-column-properties style:column-width="6.107cm"/>
    </style:style>
    <style:style style:name="Table11.B" style:family="table-column">
      <style:table-column-properties style:column-width="9.719cm"/>
    </style:style>
    <style:style style:name="Table11.1" style:family="table-row">
      <style:table-row-properties style:keep-together="true" fo:keep-together="auto"/>
    </style:style>
    <style:style style:name="Table11.A1" style:family="table-cell">
      <style:table-cell-properties fo:padding-left="0.191cm" fo:padding-right="0.191cm" fo:padding-top="0cm" fo:padding-bottom="0cm" fo:border="0.018cm solid #00000a"/>
    </style:style>
    <style:style style:name="P1" style:family="paragraph" style:parent-style-name="Standard">
      <style:paragraph-properties fo:margin-top="0cm" fo:margin-bottom="0cm" fo:line-height="0.353cm"/>
    </style:style>
    <style:style style:name="P2" style:family="paragraph" style:parent-style-name="Standard">
      <style:paragraph-properties fo:margin-top="0cm" fo:margin-bottom="0cm" fo:line-height="100%" fo:orphans="2" fo:widows="2"/>
      <style:text-properties style:font-name="Helvetica" fo:font-size="12pt" style:font-name-asian="Times New Roman2" style:font-size-asian="12pt" style:font-name-complex="Helvetica1" style:font-size-complex="12pt"/>
    </style:style>
    <style:style style:name="P3" style:family="paragraph" style:parent-style-name="Standard">
      <style:paragraph-properties fo:margin-top="0cm" fo:margin-bottom="0cm" fo:line-height="100%" fo:orphans="2" fo:widows="2"/>
      <style:text-properties style:font-name="Helvetica" fo:font-size="12pt" fo:language="de" fo:country="CH" style:font-name-asian="Times New Roman2" style:font-size-asian="12pt" style:font-name-complex="Helvetica1" style:font-size-complex="12pt"/>
    </style:style>
    <style:style style:name="P4" style:family="paragraph" style:parent-style-name="Standard">
      <style:paragraph-properties fo:margin-top="0cm" fo:margin-bottom="0cm" fo:line-height="100%" fo:orphans="2" fo:widows="2"/>
      <style:text-properties style:font-name="Helvetica" style:font-name-asian="Times New Roman2" style:font-name-complex="Helvetica1"/>
    </style:style>
    <style:style style:name="P5" style:family="paragraph" style:parent-style-name="Standard">
      <style:paragraph-properties fo:margin-top="0cm" fo:margin-bottom="0cm" fo:line-height="100%" fo:orphans="2" fo:widows="2">
        <style:tab-stops>
          <style:tab-stop style:position="5.45cm"/>
        </style:tab-stops>
      </style:paragraph-properties>
      <style:text-properties style:font-name="Helvetica"/>
    </style:style>
    <style:style style:name="P6" style:family="paragraph" style:parent-style-name="Standard">
      <style:paragraph-properties fo:margin-top="0cm" fo:margin-bottom="0cm" fo:line-height="100%"/>
    </style:style>
    <style:style style:name="P7" style:family="paragraph" style:parent-style-name="Standard">
      <style:paragraph-properties fo:margin-top="0cm" fo:margin-bottom="0cm" fo:line-height="100%" fo:orphans="2" fo:widows="2"/>
    </style:style>
    <style:style style:name="P8" style:family="paragraph" style:parent-style-name="Standard">
      <style:paragraph-properties fo:margin-top="0cm" fo:margin-bottom="0cm" fo:line-height="100%"/>
      <style:text-properties style:font-name="Verdana" fo:font-size="8pt" style:font-size-asian="8pt" style:font-size-complex="8pt"/>
    </style:style>
    <style:style style:name="P9" style:family="paragraph" style:parent-style-name="Standard">
      <style:paragraph-properties fo:margin-top="0cm" fo:margin-bottom="0cm" fo:line-height="100%"/>
      <style:text-properties style:font-name="Verdana" fo:font-size="13pt" style:font-size-asian="13pt" style:font-size-complex="13pt"/>
    </style:style>
    <style:style style:name="P10" style:family="paragraph" style:parent-style-name="Standard">
      <style:paragraph-properties fo:margin-top="0cm" fo:margin-bottom="0cm" fo:line-height="100%"/>
      <style:text-properties style:font-name="Verdana" fo:font-size="7.5pt" style:font-size-asian="7.5pt" style:font-size-complex="7.5pt"/>
    </style:style>
    <style:style style:name="P11" style:family="paragraph" style:parent-style-name="Standard">
      <style:paragraph-properties fo:margin-top="0cm" fo:margin-bottom="0cm" fo:line-height="100%"/>
      <style:text-properties style:font-name="Verdana" fo:font-size="10pt" fo:language="de" fo:country="CH" style:font-size-asian="10pt" style:font-size-complex="10pt"/>
    </style:style>
    <style:style style:name="P12" style:family="paragraph" style:parent-style-name="Standard">
      <style:paragraph-properties fo:margin-top="0cm" fo:margin-bottom="0cm" fo:line-height="100%"/>
      <style:text-properties style:font-name="Verdana" fo:font-size="10pt" style:font-size-asian="10pt" style:font-size-complex="10pt"/>
    </style:style>
    <style:style style:name="P13" style:family="paragraph" style:parent-style-name="Standard">
      <style:paragraph-properties fo:margin-top="0cm" fo:margin-bottom="0cm" fo:line-height="100%"/>
      <style:text-properties style:font-name="Verdana" fo:font-size="14pt" style:font-size-asian="14pt" style:font-size-complex="14pt"/>
    </style:style>
    <style:style style:name="P14" style:family="paragraph" style:parent-style-name="Standard">
      <style:paragraph-properties fo:margin-top="0cm" fo:margin-bottom="0cm" fo:line-height="100%"/>
      <style:text-properties style:font-name="Verdana" fo:font-size="8.5pt" style:font-size-asian="8.5pt" style:font-size-complex="8.5pt"/>
    </style:style>
    <style:style style:name="P15" style:family="paragraph" style:parent-style-name="Standard">
      <style:paragraph-properties fo:margin-top="0cm" fo:margin-bottom="0cm" fo:line-height="100%" fo:orphans="2" fo:widows="2"/>
      <style:text-properties fo:color="#cc0000" style:font-name="Helvetica" style:font-name-asian="Times New Roman2" style:font-name-complex="Helvetica1"/>
    </style:style>
    <style:style style:name="P16" style:family="paragraph" style:parent-style-name="Text_20_body">
      <style:paragraph-properties fo:margin-top="0cm" fo:margin-bottom="0cm" fo:line-height="120%" style:writing-mode="lr-tb"/>
      <style:text-properties fo:color="#cc0000" fo:font-size="11pt" fo:font-weight="normal" style:font-size-asian="11pt" style:font-size-complex="11pt"/>
    </style:style>
    <style:style style:name="P17" style:family="paragraph" style:parent-style-name="Standard">
      <style:text-properties style:font-name="Helvetica" fo:font-size="11pt" style:font-size-asian="11pt" style:font-name-complex="Helvetica1" style:font-size-complex="11pt"/>
    </style:style>
    <style:style style:name="P18" style:family="paragraph" style:parent-style-name="Standard">
      <style:paragraph-properties fo:margin-top="0.049cm" fo:margin-bottom="0.176cm" fo:line-height="100%" fo:orphans="2" fo:widows="2"/>
      <style:text-properties style:font-name="Times New Roman" fo:font-size="12pt" fo:language="de" fo:country="CH" style:font-name-asian="Times New Roman2" style:font-size-asian="12pt" style:language-asian="de" style:country-asian="DE" style:font-name-complex="Times New Roman2" style:font-size-complex="12pt"/>
    </style:style>
    <style:style style:name="P19" style:family="paragraph" style:parent-style-name="Standard">
      <style:paragraph-properties fo:margin-top="0.049cm" fo:margin-bottom="0.176cm" fo:line-height="100%" fo:orphans="2" fo:widows="2"/>
      <style:text-properties style:font-name="Times New Roman" fo:font-size="11pt" fo:language="en" fo:country="AU" style:font-name-asian="Times New Roman2" style:font-size-asian="11pt" style:language-asian="de" style:country-asian="DE" style:font-name-complex="Times New Roman2" style:font-size-complex="11pt"/>
    </style:style>
    <style:style style:name="P20" style:family="paragraph" style:parent-style-name="List_20_Paragraph">
      <style:paragraph-properties fo:margin-top="0.049cm" fo:margin-bottom="0.176cm" fo:line-height="100%" fo:orphans="2" fo:widows="2"/>
      <style:text-properties style:font-name="Times New Roman" fo:font-size="12pt" style:font-name-asian="Times New Roman2" style:font-size-asian="12pt" style:language-asian="de" style:country-asian="DE" style:font-name-complex="Times New Roman2" style:font-size-complex="12pt"/>
    </style:style>
    <style:style style:name="P21" style:family="paragraph" style:parent-style-name="Standard">
      <style:paragraph-properties fo:margin-left="1.27cm" fo:margin-right="0cm" fo:margin-top="0.049cm" fo:margin-bottom="0.176cm" fo:line-height="100%" fo:orphans="2" fo:widows="2" fo:text-indent="0cm" style:auto-text-indent="false"/>
      <style:text-properties style:font-name="Times New Roman" fo:font-size="11pt" style:font-name-asian="Times New Roman2" style:font-size-asian="11pt" style:language-asian="de" style:country-asian="DE" style:font-name-complex="Times New Roman2" style:font-size-complex="11pt"/>
    </style:style>
    <style:style style:name="P22" style:family="paragraph" style:parent-style-name="Standard">
      <style:paragraph-properties fo:margin-left="0cm" fo:margin-right="-0.035cm" fo:margin-top="0cm" fo:margin-bottom="0cm" fo:line-height="100%" fo:text-indent="0cm" style:auto-text-indent="false"/>
    </style:style>
    <style:style style:name="P23" style:family="paragraph" style:parent-style-name="Standard">
      <style:paragraph-properties fo:margin-left="0cm" fo:margin-right="-0.035cm" fo:margin-top="0cm" fo:margin-bottom="0cm" fo:line-height="100%" fo:text-indent="0cm" style:auto-text-indent="false">
        <style:tab-stops>
          <style:tab-stop style:position="3.791cm"/>
        </style:tab-stops>
      </style:paragraph-properties>
    </style:style>
    <style:style style:name="P24" style:family="paragraph" style:parent-style-name="Standard">
      <style:paragraph-properties fo:margin-left="0cm" fo:margin-right="-0.035cm" fo:margin-top="0cm" fo:margin-bottom="0cm" fo:line-height="100%" fo:text-indent="0cm" style:auto-text-indent="false"/>
      <style:text-properties style:font-name="Verdana" fo:font-size="8pt" style:font-name-asian="Verdana1" style:font-size-asian="8pt" style:font-name-complex="Verdana1" style:font-size-complex="8pt"/>
    </style:style>
    <style:style style:name="P25" style:family="paragraph" style:parent-style-name="Standard">
      <style:paragraph-properties fo:margin-left="0cm" fo:margin-right="0cm" fo:margin-top="0cm" fo:margin-bottom="0cm" fo:line-height="100%" fo:orphans="2" fo:widows="2" fo:text-indent="1.27cm" style:auto-text-indent="false"/>
    </style:style>
    <style:style style:name="P26" style:family="paragraph" style:parent-style-name="Standard">
      <style:paragraph-properties fo:margin-left="0cm" fo:margin-right="0.206cm" fo:margin-top="0cm" fo:margin-bottom="0cm" fo:line-height="100%" fo:text-align="end" style:justify-single-word="false" fo:text-indent="0cm" style:auto-text-indent="false">
        <style:tab-stops>
          <style:tab-stop style:position="3.709cm" style:type="right"/>
        </style:tab-stops>
      </style:paragraph-properties>
    </style:style>
    <style:style style:name="P27" style:family="paragraph" style:parent-style-name="Standard">
      <style:paragraph-properties fo:margin-left="0cm" fo:margin-right="0.208cm" fo:margin-top="0cm" fo:margin-bottom="0cm" fo:line-height="100%" fo:text-align="end" style:justify-single-word="false" fo:text-indent="0cm" style:auto-text-indent="false">
        <style:tab-stops>
          <style:tab-stop style:position="3.709cm" style:type="right"/>
        </style:tab-stops>
      </style:paragraph-properties>
    </style:style>
    <style:style style:name="P28" style:family="paragraph" style:parent-style-name="Standard">
      <style:paragraph-properties fo:margin-left="0cm" fo:margin-right="0.21cm" fo:margin-top="0cm" fo:margin-bottom="0cm" fo:line-height="100%" fo:text-align="end" style:justify-single-word="false" fo:text-indent="0cm" style:auto-text-indent="false">
        <style:tab-stops>
          <style:tab-stop style:position="3.709cm" style:type="right"/>
        </style:tab-stops>
      </style:paragraph-properties>
    </style:style>
    <style:style style:name="P29" style:family="paragraph" style:parent-style-name="List_20_Paragraph">
      <style:text-properties fo:color="#cc0000" style:font-name="Times New Roman" fo:font-size="11pt" style:font-name-asian="Times New Roman2" style:font-size-asian="11pt" style:language-asian="de" style:country-asian="DE" style:font-name-complex="Times New Roman2" style:font-size-complex="11pt"/>
    </style:style>
    <style:style style:name="P30" style:family="paragraph" style:parent-style-name="Text_20_body">
      <style:text-properties fo:font-weight="bold" style:font-weight-asian="bold"/>
    </style:style>
    <style:style style:name="P31" style:family="paragraph" style:parent-style-name="Text_20_body">
      <style:text-properties fo:font-size="11pt" style:font-size-asian="11pt" style:font-size-complex="11pt"/>
    </style:style>
    <style:style style:name="P32" style:family="paragraph" style:parent-style-name="Heading_20_2" style:list-style-name="">
      <style:paragraph-properties fo:margin-left="1.016cm" fo:margin-right="0cm" fo:margin-top="0.423cm" fo:margin-bottom="0.106cm" fo:line-height="100%" fo:keep-together="auto" fo:orphans="2" fo:widows="2" fo:text-indent="-1.016cm" style:auto-text-indent="false">
        <style:tab-stops>
          <style:tab-stop style:position="1.016cm"/>
        </style:tab-stops>
      </style:paragraph-properties>
    </style:style>
    <style:style style:name="P33" style:family="paragraph" style:parent-style-name="Heading_20_2" style:list-style-name="">
      <style:paragraph-properties fo:margin-left="1.016cm" fo:margin-right="0cm" fo:margin-top="0.423cm" fo:margin-bottom="0.106cm" fo:line-height="100%" fo:keep-together="auto" fo:orphans="2" fo:widows="2" fo:text-indent="-1.016cm" style:auto-text-indent="false">
        <style:tab-stops>
          <style:tab-stop style:position="1.016cm"/>
        </style:tab-stops>
      </style:paragraph-properties>
      <style:text-properties fo:color="#00000a"/>
    </style:style>
    <style:style style:name="P34" style:family="paragraph" style:parent-style-name="Heading_20_2">
      <style:paragraph-properties fo:margin-left="1.016cm" fo:margin-right="0cm" fo:text-indent="0cm" style:auto-text-indent="false"/>
      <style:text-properties fo:color="#00000a"/>
    </style:style>
    <style:style style:name="P35" style:family="paragraph" style:parent-style-name="Heading_20_1">
      <style:paragraph-properties fo:margin-left="4.262cm" fo:margin-right="0cm" fo:margin-top="0.423cm" fo:margin-bottom="0.106cm" fo:line-height="100%" fo:keep-together="auto" fo:orphans="2" fo:widows="2" fo:text-indent="-0.762cm" style:auto-text-indent="false">
        <style:tab-stops>
          <style:tab-stop style:position="4.262cm"/>
        </style:tab-stops>
      </style:paragraph-properties>
      <style:text-properties fo:color="#00000a"/>
    </style:style>
    <style:style style:name="P36" style:family="paragraph" style:parent-style-name="Heading_20_3">
      <style:paragraph-properties fo:padding-left="0cm" fo:padding-right="0cm" fo:padding-top="0cm" fo:padding-bottom="0.035cm" fo:border-left="none" fo:border-right="none" fo:border-top="none" fo:border-bottom="0.026cm solid #00000a"/>
      <style:text-properties fo:font-size="11pt" style:font-size-asian="11pt" style:font-size-complex="11pt"/>
    </style:style>
    <style:style style:name="P37" style:family="paragraph" style:parent-style-name="Text_20_body">
      <style:text-properties fo:color="#ff0000" style:font-name="Arial Black" fo:font-size="11pt" style:font-size-asian="11pt" style:font-size-complex="11pt"/>
    </style:style>
    <style:style style:name="P38" style:family="paragraph" style:parent-style-name="Text_20_body">
      <style:paragraph-properties fo:text-align="center" style:justify-single-word="false"/>
      <style:text-properties fo:color="#ff0000" style:font-name="Arial Black"/>
    </style:style>
    <style:style style:name="P39" style:family="paragraph" style:parent-style-name="Text_20_body" style:list-style-name="L1">
      <style:text-properties style:font-name="Helvetica" fo:font-size="11pt" fo:language="en" fo:country="none" style:font-size-asian="11pt" style:font-name-complex="Helvetica1" style:font-size-complex="11pt"/>
    </style:style>
    <style:style style:name="P40" style:family="paragraph" style:parent-style-name="Standard" style:list-style-name="L6">
      <style:paragraph-properties fo:margin-top="0cm" fo:margin-bottom="0cm" fo:line-height="100%"/>
    </style:style>
    <style:style style:name="P41" style:family="paragraph" style:parent-style-name="Standard">
      <style:paragraph-properties fo:margin-top="0cm" fo:margin-bottom="0cm" fo:line-height="100%" fo:orphans="2" fo:widows="2"/>
      <style:text-properties style:font-name="Helvetica" style:font-name-asian="Times New Roman2" style:font-name-complex="Helvetica1"/>
    </style:style>
    <style:style style:name="P42" style:family="paragraph" style:parent-style-name="Standard" style:list-style-name="L2">
      <style:paragraph-properties fo:margin-top="0cm" fo:margin-bottom="0cm" fo:line-height="100%" fo:orphans="2" fo:widows="2"/>
      <style:text-properties style:font-name="Helvetica" style:font-name-asian="Times New Roman2" style:font-name-complex="Helvetica1"/>
    </style:style>
    <style:style style:name="P43" style:family="paragraph" style:parent-style-name="Standard" style:list-style-name="L3">
      <style:paragraph-properties fo:margin-top="0cm" fo:margin-bottom="0cm" fo:line-height="100%" fo:orphans="2" fo:widows="2"/>
      <style:text-properties style:font-name="Helvetica" style:font-name-asian="Times New Roman2" style:font-name-complex="Helvetica1"/>
    </style:style>
    <style:style style:name="P44" style:family="paragraph" style:parent-style-name="Standard" style:list-style-name="L4">
      <style:paragraph-properties fo:margin-top="0cm" fo:margin-bottom="0cm" fo:line-height="100%" fo:orphans="2" fo:widows="2"/>
      <style:text-properties style:font-name="Helvetica" style:font-name-asian="Times New Roman2" style:font-name-complex="Helvetica1"/>
    </style:style>
    <style:style style:name="P45" style:family="paragraph" style:parent-style-name="Standard" style:list-style-name="L4">
      <style:paragraph-properties fo:margin-top="0cm" fo:margin-bottom="0cm" fo:line-height="100%" fo:orphans="2" fo:widows="2"/>
      <style:text-properties fo:font-variant="normal" fo:text-transform="none" fo:color="#000000" style:text-line-through-style="none" style:font-name="Times New Roman1" fo:font-size="12pt" fo:font-style="normal" style:text-underline-style="none" fo:font-weight="normal" style:text-blinking="false" fo:background-color="transparent" style:font-name-asian="Times New Roman2" style:font-name-complex="Helvetica1"/>
    </style:style>
    <style:style style:name="P46" style:family="paragraph" style:parent-style-name="Standard">
      <style:paragraph-properties fo:margin-top="0cm" fo:margin-bottom="0cm" fo:line-height="100%" fo:orphans="2" fo:widows="2"/>
      <style:text-properties fo:font-variant="normal" fo:text-transform="none" fo:color="#cc0000" style:text-line-through-style="none" style:font-name="Times New Roman1" fo:font-size="12pt" fo:font-style="normal" style:text-underline-style="none" fo:font-weight="normal" style:text-blinking="false" fo:background-color="transparent" style:font-name-asian="Times New Roman2" style:font-name-complex="Helvetica1"/>
    </style:style>
    <style:style style:name="P47" style:family="paragraph" style:parent-style-name="Standard" style:list-style-name="L4">
      <style:paragraph-properties fo:margin-top="0cm" fo:margin-bottom="0cm" fo:line-height="100%" fo:orphans="2" fo:widows="2"/>
      <style:text-properties fo:font-variant="normal" fo:text-transform="none" fo:color="#cc0000" style:text-line-through-style="none" style:font-name="Times New Roman1" fo:font-size="12pt" fo:font-style="normal" style:text-underline-style="none" fo:font-weight="normal" style:text-blinking="false" fo:background-color="transparent" style:font-name-asian="Times New Roman2" style:font-name-complex="Helvetica1"/>
    </style:style>
    <style:style style:name="P48" style:family="paragraph" style:parent-style-name="Standard" style:list-style-name="WWNum3">
      <style:paragraph-properties fo:margin-top="0.049cm" fo:margin-bottom="0.176cm" fo:line-height="100%" fo:orphans="2" fo:widows="2"/>
      <style:text-properties fo:font-size="11pt" style:font-size-asian="11pt" style:font-size-complex="11pt"/>
    </style:style>
    <style:style style:name="P49" style:family="paragraph" style:parent-style-name="Standard" style:list-style-name="WWNum1">
      <style:paragraph-properties fo:margin-top="0.049cm" fo:margin-bottom="0.176cm" fo:line-height="100%" fo:orphans="2" fo:widows="2"/>
      <style:text-properties style:font-name="Times New Roman" fo:font-size="11pt" fo:language="de" fo:country="DE" style:font-name-asian="Times New Roman2" style:font-size-asian="11pt" style:language-asian="de" style:country-asian="DE" style:font-name-complex="Times New Roman2" style:font-size-complex="11pt"/>
    </style:style>
    <style:style style:name="P50" style:family="paragraph" style:parent-style-name="Standard" style:list-style-name="WWNum3">
      <style:paragraph-properties fo:margin-top="0.049cm" fo:margin-bottom="0.176cm" fo:line-height="100%" fo:orphans="2" fo:widows="2"/>
      <style:text-properties style:font-name="Times New Roman" fo:font-size="11pt" style:font-name-asian="Times New Roman2" style:font-size-asian="11pt" style:language-asian="de" style:country-asian="DE" style:font-name-complex="Times New Roman2" style:font-size-complex="11pt"/>
    </style:style>
    <style:style style:name="P51" style:family="paragraph" style:parent-style-name="Standard">
      <style:paragraph-properties fo:margin-top="0.049cm" fo:margin-bottom="0.176cm" fo:line-height="100%" fo:orphans="2" fo:widows="2"/>
      <style:text-properties style:font-name="Times New Roman" fo:font-size="12pt" style:font-name-asian="Times New Roman2" style:font-size-asian="12pt" style:language-asian="de" style:country-asian="DE" style:font-name-complex="Times New Roman2" style:font-size-complex="12pt"/>
    </style:style>
    <style:style style:name="P52" style:family="paragraph" style:parent-style-name="Standard" style:list-style-name="L5">
      <style:paragraph-properties fo:margin-top="0.049cm" fo:margin-bottom="0.176cm" fo:line-height="100%" fo:orphans="2" fo:widows="2"/>
      <style:text-properties style:font-name="Times New Roman" fo:font-size="12pt" style:font-name-asian="Times New Roman2" style:font-size-asian="12pt" style:language-asian="de" style:country-asian="DE" style:font-name-complex="Times New Roman2" style:font-size-complex="12pt"/>
    </style:style>
    <style:style style:name="P53" style:family="paragraph" style:parent-style-name="Standard" style:list-style-name="WWNum3">
      <style:paragraph-properties fo:margin-top="0.049cm" fo:margin-bottom="0.176cm" fo:line-height="100%" fo:orphans="2" fo:widows="2"/>
      <style:text-properties style:font-name="Times New Roman" fo:font-size="12pt" style:font-name-asian="Times New Roman2" style:font-size-asian="12pt" style:language-asian="de" style:country-asian="DE" style:font-name-complex="Times New Roman2" style:font-size-complex="12pt"/>
    </style:style>
    <style:style style:name="P54" style:family="paragraph" style:parent-style-name="Standard" style:list-style-name="WWNum2">
      <style:paragraph-properties fo:margin-top="0.049cm" fo:margin-bottom="0.176cm" fo:line-height="100%" fo:orphans="2" fo:widows="2"/>
      <style:text-properties style:font-name="Times New Roman" fo:font-size="12pt" style:font-name-asian="Times New Roman2" style:font-size-asian="12pt" style:language-asian="de" style:country-asian="DE" style:font-name-complex="Times New Roman2" style:font-size-complex="12pt"/>
    </style:style>
    <style:style style:name="P55" style:family="paragraph" style:parent-style-name="Standard" style:list-style-name="WWNum3">
      <style:paragraph-properties fo:margin-top="0.049cm" fo:margin-bottom="0.176cm" fo:line-height="100%" fo:orphans="2" fo:widows="2"/>
      <style:text-properties style:font-name="Times New Roman" fo:font-size="12pt" fo:language="de" fo:country="DE" style:font-name-asian="Times New Roman2" style:font-size-asian="12pt" style:language-asian="de" style:country-asian="DE" style:font-name-complex="Times New Roman2" style:font-size-complex="12pt"/>
    </style:style>
    <style:style style:name="P56" style:family="paragraph" style:parent-style-name="Standard" style:list-style-name="WWNum3">
      <style:paragraph-properties fo:margin-top="0.049cm" fo:margin-bottom="0.176cm" fo:line-height="100%" fo:orphans="2" fo:widows="2"/>
      <style:text-properties fo:font-size="10pt" style:font-size-asian="10pt" style:font-size-complex="10pt"/>
    </style:style>
    <style:style style:name="P57" style:family="paragraph" style:parent-style-name="Standard" style:list-style-name="WWNum3">
      <style:paragraph-properties fo:margin-top="0.049cm" fo:margin-bottom="0.176cm" fo:line-height="100%" fo:orphans="2" fo:widows="2"/>
      <style:text-properties style:font-name="Helvetica" fo:font-size="10pt" fo:language="en" fo:country="none" style:font-size-asian="10pt" style:font-name-complex="Helvetica1" style:font-size-complex="10pt"/>
    </style:style>
    <style:style style:name="P58" style:family="paragraph" style:parent-style-name="Standard" style:list-style-name="WWNum3">
      <style:paragraph-properties fo:margin-top="0.049cm" fo:margin-bottom="0.176cm" fo:line-height="100%" fo:orphans="2" fo:widows="2"/>
      <style:text-properties fo:color="#cc0000" style:font-name="Helvetica" fo:font-size="10pt" fo:language="en" fo:country="none" style:font-size-asian="10pt" style:font-name-complex="Helvetica1" style:font-size-complex="10pt"/>
    </style:style>
    <style:style style:name="P59" style:family="paragraph" style:parent-style-name="Standard" style:list-style-name="L5">
      <style:paragraph-properties fo:margin-top="0.049cm" fo:margin-bottom="0.176cm" fo:line-height="100%" fo:orphans="2" fo:widows="2"/>
      <style:text-properties fo:color="#cc0000" style:font-name="Times New Roman" fo:font-size="12pt" style:font-name-asian="Times New Roman2" style:font-size-asian="12pt" style:language-asian="de" style:country-asian="DE" style:font-name-complex="Times New Roman2" style:font-size-complex="12pt"/>
    </style:style>
    <style:style style:name="P60" style:family="paragraph" style:parent-style-name="Standard" style:list-style-name="L5">
      <style:paragraph-properties fo:margin-top="0.049cm" fo:margin-bottom="0.176cm" fo:line-height="100%" fo:orphans="2" fo:widows="2"/>
    </style:style>
    <style:style style:name="P61" style:family="paragraph" style:parent-style-name="Standard">
      <style:paragraph-properties fo:margin-left="1.27cm" fo:margin-right="0cm" fo:margin-top="0.049cm" fo:margin-bottom="0.176cm" fo:line-height="100%" fo:orphans="2" fo:widows="2" fo:text-indent="0cm" style:auto-text-indent="false"/>
      <style:text-properties fo:color="#cc0000" style:font-name="Times New Roman" fo:font-size="11pt" style:font-name-asian="Times New Roman2" style:font-size-asian="11pt" style:language-asian="de" style:country-asian="DE" style:font-name-complex="Times New Roman2" style:font-size-complex="11pt"/>
    </style:style>
    <style:style style:name="P62" style:family="paragraph" style:parent-style-name="Standard" style:list-style-name="L1">
      <style:paragraph-properties fo:margin-left="1.27cm" fo:margin-right="0cm" fo:margin-top="0.049cm" fo:margin-bottom="0.176cm" fo:line-height="100%" fo:orphans="2" fo:widows="2" fo:text-indent="0cm" style:auto-text-indent="false"/>
      <style:text-properties fo:color="#cc0000" style:font-name="Times New Roman" fo:font-size="11pt" style:font-name-asian="Times New Roman2" style:font-size-asian="11pt" style:language-asian="de" style:country-asian="DE" style:font-name-complex="Times New Roman2" style:font-size-complex="11pt"/>
    </style:style>
    <style:style style:name="P63" style:family="paragraph" style:parent-style-name="Standard">
      <style:paragraph-properties fo:margin-left="1.27cm" fo:margin-right="0cm" fo:margin-top="0.049cm" fo:margin-bottom="0.176cm" fo:line-height="100%" fo:orphans="2" fo:widows="2" fo:text-indent="0cm" style:auto-text-indent="false"/>
      <style:text-properties style:font-name="Times New Roman" fo:font-size="11pt" style:font-name-asian="Times New Roman2" style:font-size-asian="11pt" style:language-asian="de" style:country-asian="DE" style:font-name-complex="Times New Roman2" style:font-size-complex="11pt"/>
    </style:style>
    <style:style style:name="P64" style:family="paragraph" style:parent-style-name="Standard" style:list-style-name="">
      <style:paragraph-properties fo:margin-top="0.423cm" fo:margin-bottom="0.106cm" fo:line-height="100%" fo:orphans="2" fo:widows="2" fo:padding-left="0cm" fo:padding-right="0cm" fo:padding-top="0cm" fo:padding-bottom="0.035cm" fo:border-left="none" fo:border-right="none" fo:border-top="none" fo:border-bottom="0.026cm solid #00000a" fo:keep-with-next="always"/>
      <style:text-properties style:font-name="Arial1" fo:font-size="13pt" fo:font-weight="bold" style:font-name-asian="Times New Roman2" style:font-size-asian="13pt" style:font-weight-asian="bold" style:font-name-complex="Arial2" style:font-size-complex="13pt" style:font-weight-complex="bold"/>
    </style:style>
    <style:style style:name="P65" style:family="paragraph" style:parent-style-name="Standard">
      <style:paragraph-properties fo:margin-left="0cm" fo:margin-right="0cm" fo:margin-top="0cm" fo:margin-bottom="0cm" fo:line-height="100%" fo:orphans="2" fo:widows="2" fo:text-indent="1.27cm" style:auto-text-indent="false"/>
      <style:text-properties style:font-name="Helvetica" style:font-name-asian="Times New Roman2" style:font-name-complex="Helvetica1"/>
    </style:style>
    <style:style style:name="P66" style:family="paragraph" style:parent-style-name="List_20_Bullet">
      <style:text-properties fo:font-weight="bold" style:font-weight-asian="bold"/>
    </style:style>
    <style:style style:name="P67" style:family="paragraph" style:parent-style-name="List_20_Number">
      <style:text-properties fo:font-size="11pt" style:font-size-asian="11pt" style:font-size-complex="11pt"/>
    </style:style>
    <style:style style:name="P68" style:family="paragraph" style:parent-style-name="List_20_Number">
      <style:text-properties fo:font-weight="bold" style:font-weight-asian="bold"/>
    </style:style>
    <style:style style:name="P69" style:family="paragraph" style:parent-style-name="List_20_Number" style:list-style-name="WWNum6">
      <style:text-properties fo:font-weight="bold" style:font-weight-asian="bold"/>
    </style:style>
    <style:style style:name="P70" style:family="paragraph" style:parent-style-name="List_20_Number" style:list-style-name="WWNum5">
      <style:text-properties fo:font-weight="bold" style:font-weight-asian="bold"/>
    </style:style>
    <style:style style:name="P71" style:family="paragraph" style:parent-style-name="List_20_Number" style:list-style-name="">
      <style:text-properties fo:font-weight="bold" style:font-weight-asian="bold"/>
    </style:style>
    <style:style style:name="P72" style:family="paragraph" style:parent-style-name="List_20_Number" style:list-style-name=""/>
    <style:style style:name="P73" style:family="paragraph" style:parent-style-name="List_20_Number" style:list-style-name="">
      <style:paragraph-properties fo:margin-left="1.259cm" fo:margin-right="0cm" fo:margin-top="0.035cm" fo:margin-bottom="0.035cm" fo:line-height="100%" fo:text-indent="-0.63cm" style:auto-text-indent="false">
        <style:tab-stops>
          <style:tab-stop style:position="0.63cm"/>
        </style:tab-stops>
      </style:paragraph-properties>
      <style:text-properties fo:font-weight="bold" style:font-weight-asian="bold"/>
    </style:style>
    <style:style style:name="P74" style:family="paragraph" style:parent-style-name="List_20_Number" style:list-style-name="">
      <style:paragraph-properties fo:margin-left="0.63cm" fo:margin-right="0cm" fo:margin-top="0.035cm" fo:margin-bottom="0.035cm" fo:line-height="100%" fo:text-indent="-0.63cm" style:auto-text-indent="false"/>
      <style:text-properties fo:font-weight="bold" style:font-weight-asian="bold"/>
    </style:style>
    <style:style style:name="P75" style:family="paragraph" style:parent-style-name="List_20_Number" style:list-style-name="">
      <style:paragraph-properties fo:margin-top="0.035cm" fo:margin-bottom="0.035cm" fo:line-height="100%"/>
    </style:style>
    <style:style style:name="P76" style:family="paragraph" style:parent-style-name="List_20_Number" style:list-style-name="">
      <style:paragraph-properties fo:margin-top="0.035cm" fo:margin-bottom="0.035cm" fo:line-height="100%"/>
      <style:text-properties fo:font-weight="bold" style:font-weight-asian="bold"/>
    </style:style>
    <style:style style:name="P77" style:family="paragraph" style:parent-style-name="List_20_Paragraph" style:list-style-name="WWNum3">
      <style:paragraph-properties fo:margin-left="0cm" fo:margin-right="0cm" fo:margin-top="0.049cm" fo:margin-bottom="0.176cm" fo:line-height="100%" fo:orphans="2" fo:widows="2" fo:text-indent="0cm" style:auto-text-indent="false"/>
      <style:text-properties style:font-name="Times New Roman" fo:font-size="12pt" style:font-name-asian="Times New Roman2" style:font-size-asian="12pt" style:language-asian="de" style:country-asian="DE" style:font-name-complex="Times New Roman2" style:font-size-complex="12pt"/>
    </style:style>
    <style:style style:name="P78" style:family="paragraph" style:parent-style-name="List_20_Paragraph" style:list-style-name="WWNum3">
      <style:paragraph-properties fo:margin-top="0.049cm" fo:margin-bottom="0.176cm" fo:line-height="100%" fo:orphans="2" fo:widows="2"/>
      <style:text-properties style:font-name="Times New Roman" fo:font-size="12pt" style:font-name-asian="Times New Roman2" style:font-size-asian="12pt" style:language-asian="de" style:country-asian="DE" style:font-name-complex="Times New Roman2" style:font-size-complex="12pt"/>
    </style:style>
    <style:style style:name="T1" style:family="text">
      <style:text-properties style:font-name="Arial Black"/>
    </style:style>
    <style:style style:name="T2" style:family="text">
      <style:text-properties style:font-name="Arial1"/>
    </style:style>
    <style:style style:name="T3" style:family="text">
      <style:text-properties style:font-name="Times New Roman" fo:font-weight="bold" style:font-weight-asian="bold" style:font-weight-complex="bold"/>
    </style:style>
    <style:style style:name="T4" style:family="text">
      <style:text-properties fo:color="#0000ff" fo:font-style="italic" style:font-style-asian="italic"/>
    </style:style>
    <style:style style:name="T5" style:family="text">
      <style:text-properties fo:color="#0000ff" fo:font-size="11pt" fo:font-style="italic" style:font-size-asian="11pt" style:font-style-asian="italic" style:font-size-complex="11pt"/>
    </style:style>
    <style:style style:name="T6" style:family="text">
      <style:text-properties style:font-name-asian="Times New Roman2" style:font-name-complex="Helvetica1"/>
    </style:style>
    <style:style style:name="T7" style:family="text">
      <style:text-properties style:font-name="Helvetica" fo:language="en" fo:country="none" style:font-name-complex="Helvetica1"/>
    </style:style>
    <style:style style:name="T8" style:family="text">
      <style:text-properties style:font-name="Helvetica" style:font-name-asian="Times New Roman2" style:font-name-complex="Helvetica1"/>
    </style:style>
    <style:style style:name="T9" style:family="text">
      <style:text-properties style:font-name="Helvetica" style:text-underline-style="solid" style:text-underline-width="auto" style:text-underline-color="font-color" style:font-name-asian="Times New Roman2" style:font-name-complex="Helvetica1"/>
    </style:style>
    <style:style style:name="T10" style:family="text">
      <style:text-properties style:font-name="Verdana" style:font-name-asian="Verdana1" style:font-name-complex="Verdana1"/>
    </style:style>
    <style:style style:name="T11" style:family="text">
      <style:text-properties style:font-name="Verdana" fo:letter-spacing="-0.002cm" style:font-name-asian="Verdana1" style:font-name-complex="Verdana1"/>
    </style:style>
    <style:style style:name="T12" style:family="text">
      <style:text-properties style:font-name="Verdana" fo:letter-spacing="-0.005cm" style:font-name-asian="Verdana1" style:font-name-complex="Verdana1"/>
    </style:style>
    <style:style style:name="T13" style:family="text">
      <style:text-properties style:font-name="Verdana" fo:letter-spacing="0.004cm" style:font-name-asian="Verdana1" style:font-name-complex="Verdana1"/>
    </style:style>
    <style:style style:name="T14" style:family="text">
      <style:text-properties style:font-name="Verdana" fo:letter-spacing="-0.004cm" style:font-name-asian="Verdana1" style:font-name-complex="Verdana1"/>
    </style:style>
    <style:style style:name="T15" style:family="text">
      <style:text-properties style:font-name="Verdana" fo:letter-spacing="0.002cm" style:font-name-asian="Verdana1" style:font-name-complex="Verdana1"/>
    </style:style>
    <style:style style:name="T16" style:family="text">
      <style:text-properties style:font-name="Verdana" fo:font-size="8pt" fo:letter-spacing="-0.002cm" fo:font-style="italic" style:font-name-asian="Verdana1" style:font-size-asian="8pt" style:font-style-asian="italic" style:font-name-complex="Verdana1" style:font-size-complex="8pt"/>
    </style:style>
    <style:style style:name="T17" style:family="text">
      <style:text-properties style:font-name="Verdana" fo:font-size="8pt" fo:letter-spacing="-0.002cm" fo:font-style="italic" style:font-name-asian="Verdana1" style:font-size-asian="8pt" style:font-style-asian="italic" style:font-name-complex="Verdana1" style:font-size-complex="8pt" style:text-scale="87%"/>
    </style:style>
    <style:style style:name="T18" style:family="text">
      <style:text-properties style:font-name="Verdana" fo:font-size="8pt" fo:letter-spacing="0.002cm" fo:font-style="italic" style:font-name-asian="Verdana1" style:font-size-asian="8pt" style:font-style-asian="italic" style:font-name-complex="Verdana1" style:font-size-complex="8pt"/>
    </style:style>
    <style:style style:name="T19" style:family="text">
      <style:text-properties style:font-name="Verdana" fo:font-size="8pt" fo:font-style="italic" style:font-name-asian="Verdana1" style:font-size-asian="8pt" style:font-style-asian="italic" style:font-name-complex="Verdana1" style:font-size-complex="8pt"/>
    </style:style>
    <style:style style:name="T20" style:family="text">
      <style:text-properties style:font-name="Verdana" fo:font-size="8pt" fo:letter-spacing="-0.005cm" fo:font-style="italic" style:font-name-asian="Verdana1" style:font-size-asian="8pt" style:font-style-asian="italic" style:font-name-complex="Verdana1" style:font-size-complex="8pt"/>
    </style:style>
    <style:style style:name="T21" style:family="text">
      <style:text-properties style:font-name="Verdana" fo:font-size="8pt" fo:letter-spacing="-0.004cm" fo:font-style="italic" style:font-name-asian="Verdana1" style:font-size-asian="8pt" style:font-style-asian="italic" style:font-name-complex="Verdana1" style:font-size-complex="8pt"/>
    </style:style>
    <style:style style:name="T22" style:family="text">
      <style:text-properties style:font-name="Verdana" fo:font-size="8pt" fo:letter-spacing="0.004cm" fo:font-style="italic" style:font-name-asian="Verdana1" style:font-size-asian="8pt" style:font-style-asian="italic" style:font-name-complex="Verdana1" style:font-size-complex="8pt"/>
    </style:style>
    <style:style style:name="T23" style:family="text">
      <style:text-properties style:font-name="Verdana" fo:font-size="8pt" fo:letter-spacing="0.019cm" fo:font-style="italic" style:font-name-asian="Verdana1" style:font-size-asian="8pt" style:font-style-asian="italic" style:font-name-complex="Verdana1" style:font-size-complex="8pt" style:text-scale="87%"/>
    </style:style>
    <style:style style:name="T24" style:family="text">
      <style:text-properties style:font-name="Verdana" fo:language="de" fo:country="CH"/>
    </style:style>
    <style:style style:name="T25" style:family="text">
      <style:text-properties style:font-name="Verdana" fo:font-size="12pt" fo:letter-spacing="0.002cm" fo:font-weight="bold" style:font-name-asian="Verdana1" style:font-size-asian="12pt" style:font-weight-asian="bold" style:font-name-complex="Verdana1" style:font-size-complex="12pt" style:font-weight-complex="bold"/>
    </style:style>
    <style:style style:name="T26" style:family="text">
      <style:text-properties style:font-name="Verdana" fo:font-size="12pt" fo:font-weight="bold" style:font-name-asian="Verdana1" style:font-size-asian="12pt" style:font-weight-asian="bold" style:font-name-complex="Verdana1" style:font-size-complex="12pt" style:font-weight-complex="bold"/>
    </style:style>
    <style:style style:name="T27" style:family="text">
      <style:text-properties style:font-name="Verdana" fo:font-size="12pt" fo:letter-spacing="-0.002cm" fo:font-weight="bold" style:font-name-asian="Verdana1" style:font-size-asian="12pt" style:font-weight-asian="bold" style:font-name-complex="Verdana1" style:font-size-complex="12pt" style:font-weight-complex="bold"/>
    </style:style>
    <style:style style:name="T28" style:family="text">
      <style:text-properties style:font-name="Verdana" fo:letter-spacing="0.005cm" style:font-name-asian="Verdana1" style:font-name-complex="Verdana1"/>
    </style:style>
    <style:style style:name="T29" style:family="text">
      <style:text-properties style:font-name="Verdana" fo:font-size="10pt" style:font-name-asian="Verdana1" style:font-size-asian="10pt" style:font-name-complex="Verdana1" style:font-size-complex="10pt"/>
    </style:style>
    <style:style style:name="T30" style:family="text">
      <style:text-properties style:font-name="Verdana" fo:font-size="10pt" style:font-name-asian="Verdana1" style:font-size-asian="10pt" style:font-name-complex="Verdana1" style:font-size-complex="10pt" style:text-scale="99%"/>
    </style:style>
    <style:style style:name="T31" style:family="text">
      <style:text-properties style:font-name="Verdana" fo:font-size="10pt" fo:letter-spacing="-0.002cm" style:font-name-asian="Verdana1" style:font-size-asian="10pt" style:font-name-complex="Verdana1" style:font-size-complex="10pt"/>
    </style:style>
    <style:style style:name="T32" style:family="text">
      <style:text-properties style:font-name="Verdana" fo:font-size="10pt" fo:letter-spacing="-0.002cm" style:font-name-asian="Verdana1" style:font-size-asian="10pt" style:font-name-complex="Verdana1" style:font-size-complex="10pt" style:text-scale="99%"/>
    </style:style>
    <style:style style:name="T33" style:family="text">
      <style:text-properties style:font-name="Verdana" fo:font-size="10pt" fo:letter-spacing="0.005cm" style:font-name-asian="Verdana1" style:font-size-asian="10pt" style:font-name-complex="Verdana1" style:font-size-complex="10pt"/>
    </style:style>
    <style:style style:name="T34" style:family="text">
      <style:text-properties style:font-name="Verdana" fo:font-size="10pt" fo:letter-spacing="0.005cm" style:font-name-asian="Verdana1" style:font-size-asian="10pt" style:font-name-complex="Verdana1" style:font-size-complex="10pt" style:text-scale="99%"/>
    </style:style>
    <style:style style:name="T35" style:family="text">
      <style:text-properties style:font-name="Verdana" fo:font-size="10pt" fo:letter-spacing="0.002cm" style:font-name-asian="Verdana1" style:font-size-asian="10pt" style:font-name-complex="Verdana1" style:font-size-complex="10pt"/>
    </style:style>
    <style:style style:name="T36" style:family="text">
      <style:text-properties style:font-name="Verdana" fo:font-size="10pt" fo:letter-spacing="0.002cm" style:font-name-asian="Verdana1" style:font-size-asian="10pt" style:font-name-complex="Verdana1" style:font-size-complex="10pt" style:text-scale="99%"/>
    </style:style>
    <style:style style:name="T37" style:family="text">
      <style:text-properties style:font-name="Verdana" fo:font-size="10pt" fo:letter-spacing="0.004cm" style:font-name-asian="Verdana1" style:font-size-asian="10pt" style:font-name-complex="Verdana1" style:font-size-complex="10pt"/>
    </style:style>
    <style:style style:name="T38" style:family="text">
      <style:text-properties style:font-name="Verdana" fo:font-size="10pt" fo:letter-spacing="0.004cm" style:font-name-asian="Verdana1" style:font-size-asian="10pt" style:font-name-complex="Verdana1" style:font-size-complex="10pt" style:text-scale="99%"/>
    </style:style>
    <style:style style:name="T39" style:family="text">
      <style:text-properties style:font-name="Verdana" fo:font-size="10pt" fo:letter-spacing="-0.004cm" style:font-name-asian="Verdana1" style:font-size-asian="10pt" style:font-name-complex="Verdana1" style:font-size-complex="10pt"/>
    </style:style>
    <style:style style:name="T40" style:family="text">
      <style:text-properties style:font-name="Verdana" fo:font-size="10pt" fo:letter-spacing="-0.004cm" style:font-name-asian="Verdana1" style:font-size-asian="10pt" style:font-name-complex="Verdana1" style:font-size-complex="10pt" style:text-scale="99%"/>
    </style:style>
    <style:style style:name="T41" style:family="text">
      <style:text-properties style:font-name="Verdana" fo:font-size="10pt" fo:letter-spacing="-0.011cm" style:font-name-asian="Verdana1" style:font-size-asian="10pt" style:font-name-complex="Verdana1" style:font-size-complex="10pt"/>
    </style:style>
    <style:style style:name="T42" style:family="text">
      <style:text-properties fo:color="#00000a"/>
    </style:style>
    <style:style style:name="T43" style:family="text">
      <style:text-properties fo:color="#00000a" fo:font-weight="bold" style:font-weight-asian="bold"/>
    </style:style>
    <style:style style:name="T44" style:family="text">
      <style:text-properties fo:color="#00000a" style:font-name="Times New Roman" fo:font-size="12pt" style:font-name-asian="Times New Roman2" style:font-size-asian="12pt" style:language-asian="de" style:country-asian="DE" style:font-name-complex="Times New Roman2" style:font-size-complex="12pt"/>
    </style:style>
    <style:style style:name="T45" style:family="text">
      <style:text-properties style:text-position="-58% 100%" style:font-name="Verdana" fo:letter-spacing="0.002cm" style:font-name-asian="Verdana1" style:font-name-complex="Verdana1"/>
    </style:style>
    <style:style style:name="T46" style:family="text">
      <style:text-properties style:text-position="-58% 100%" style:font-name="Verdana" fo:letter-spacing="-0.002cm" style:font-name-asian="Verdana1" style:font-name-complex="Verdana1"/>
    </style:style>
    <style:style style:name="T47" style:family="text">
      <style:text-properties style:text-position="-58% 100%" style:font-name="Verdana" style:font-name-asian="Verdana1" style:font-name-complex="Verdana1"/>
    </style:style>
    <style:style style:name="T48" style:family="text">
      <style:text-properties style:text-position="-58% 100%" style:font-name="Verdana" fo:letter-spacing="-0.004cm" style:font-name-asian="Verdana1" style:font-name-complex="Verdana1"/>
    </style:style>
    <style:style style:name="T49" style:family="text">
      <style:text-properties style:text-position="-58% 100%" style:font-name="Verdana" fo:letter-spacing="-0.005cm" style:font-name-asian="Verdana1" style:font-name-complex="Verdana1"/>
    </style:style>
    <style:style style:name="T50" style:family="text">
      <style:text-properties style:font-name="MS Gothic" fo:font-size="10pt" style:font-name-asian="MS Gothic1" style:font-size-asian="10pt" style:font-name-complex="MS Gothic1" style:font-size-complex="10pt"/>
    </style:style>
    <style:style style:name="T51" style:family="text">
      <style:text-properties style:font-name="MS Gothic" fo:font-size="10pt" style:font-name-asian="MS Gothic1" style:font-size-asian="10pt" style:font-name-complex="MS Gothic1" style:font-size-complex="10pt" style:text-scale="99%"/>
    </style:style>
    <style:style style:name="T52" style:family="text">
      <style:text-properties style:font-name="MS Gothic" fo:font-size="10pt" fo:letter-spacing="0.002cm" style:font-name-asian="MS Gothic1" style:font-size-asian="10pt" style:font-name-complex="MS Gothic1" style:font-size-complex="10pt"/>
    </style:style>
    <style:style style:name="T53" style:family="text">
      <style:text-properties style:font-name="MS Gothic" fo:font-size="10pt" fo:letter-spacing="0.002cm" style:font-name-asian="MS Gothic1" style:font-size-asian="10pt" style:font-name-complex="MS Gothic1" style:font-size-complex="10pt" style:text-scale="99%"/>
    </style:style>
    <style:style style:name="T54" style:family="text">
      <style:text-properties style:font-name="MS Gothic" fo:font-size="10pt" fo:letter-spacing="-0.004cm" style:font-name-asian="MS Gothic1" style:font-size-asian="10pt" style:font-name-complex="MS Gothic1" style:font-size-complex="10pt" style:text-scale="99%"/>
    </style:style>
    <style:style style:name="T55" style:family="text">
      <style:text-properties style:font-name="MS Gothic" fo:font-size="10pt" fo:letter-spacing="-0.002cm" style:font-name-asian="MS Gothic1" style:font-size-asian="10pt" style:font-name-complex="MS Gothic1" style:font-size-complex="10pt"/>
    </style:style>
    <style:style style:name="T56" style:family="text">
      <style:text-properties style:font-name="MS Gothic" fo:font-size="10pt" fo:letter-spacing="-0.002cm" style:font-name-asian="MS Gothic1" style:font-size-asian="10pt" style:font-name-complex="MS Gothic1" style:font-size-complex="10pt" style:text-scale="99%"/>
    </style:style>
    <style:style style:name="T57" style:family="text">
      <style:text-properties fo:color="#cc0000" style:font-name="Helvetica" fo:language="en" fo:country="none" style:font-name-complex="Helvetica1"/>
    </style:style>
    <style:style style:name="T58" style:family="text">
      <style:text-properties fo:color="#cc0000" style:font-name="Helvetica" style:font-name-asian="Times New Roman2" style:font-name-complex="Helvetica1"/>
    </style:style>
    <style:style style:name="T59" style:family="text">
      <style:text-properties fo:color="#cc0000" style:font-name="Helvetica" fo:language="de" fo:country="CH" style:font-name-asian="Times New Roman2" style:font-name-complex="Helvetica1"/>
    </style:style>
    <style:style style:name="T60" style:family="text">
      <style:text-properties fo:color="#cc0000" style:font-name="Verdana" fo:language="de" fo:country="CH"/>
    </style:style>
    <style:style style:name="T61" style:family="text">
      <style:text-properties fo:color="#cc0000" style:font-name="Times New Roman" fo:font-size="12pt" style:font-name-asian="Times New Roman2" style:font-size-asian="12pt" style:language-asian="de" style:country-asian="DE" style:font-name-complex="Times New Roman2" style:font-size-complex="12pt"/>
    </style:style>
    <style:style style:name="T62" style:family="text">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T63" style:family="text">
      <style:text-properties fo:font-variant="normal" fo:text-transform="none" fo:color="#cc0000" style:text-line-through-style="none" style:font-name="Helvetica" fo:language="en" fo:country="none" style:text-underline-style="none" fo:font-weight="normal" style:text-blinking="false" fo:background-color="transparent" style:font-name-complex="Helvetica1"/>
    </style:style>
    <style:style style:name="T64" style:family="text">
      <style:text-properties fo:font-variant="normal" fo:text-transform="none" fo:color="#cc0000" style:text-line-through-style="none" style:font-name="Times New Roman1" fo:language="en" fo:country="none" fo:font-style="normal" style:text-underline-style="none" fo:font-weight="normal" style:text-blinking="false" fo:background-color="transparent" style:font-name-complex="Helvetica1"/>
    </style:style>
    <style:style style:name="T65" style:family="text">
      <style:text-properties fo:font-variant="normal" fo:text-transform="none" fo:color="#cc0000" style:text-line-through-style="none" style:font-name="Times New Roman1" fo:font-size="12pt" fo:font-style="normal" style:text-underline-style="none" fo:font-weight="normal" style:text-blinking="false" fo:background-color="transparent"/>
    </style:style>
    <style:style style:name="T66" style:family="text">
      <style:text-properties fo:font-variant="normal" fo:text-transform="none" fo:color="#cc0000" style:text-line-through-style="none" style:font-name="Times New Roman1" fo:font-size="12pt" fo:font-style="normal" style:text-underline-style="none" fo:font-weight="normal" style:text-blinking="false" fo:background-color="transparent" style:font-name-asian="Times New Roman2" style:font-name-complex="Helvetica1"/>
    </style:style>
    <style:style style:name="T67" style:family="text">
      <style:text-properties fo:font-variant="normal" fo:text-transform="none" fo:color="#cc0000" style:text-line-through-style="none" style:font-name="Times New Roman1" fo:font-size="12pt" fo:font-style="italic" style:text-underline-style="none" fo:font-weight="normal" style:text-blinking="false" fo:background-color="transparent"/>
    </style:style>
    <style:style style:name="T68" style:family="text">
      <style:text-properties fo:font-variant="normal" fo:text-transform="none" style:text-line-through-style="none" style:font-name="Times New Roman1" fo:font-style="normal" style:text-underline-style="none" style:text-blinking="false" fo:background-color="transparent"/>
    </style:style>
    <style:style style:name="T69" style:family="text">
      <style:text-properties fo:font-variant="normal" fo:text-transform="none" style:text-line-through-style="none" style:font-name="Times New Roman1" fo:font-style="italic" style:text-underline-style="none" style:text-blinking="false" fo:background-color="transparent"/>
    </style:style>
    <style:style style:name="T70" style:family="text">
      <style:text-properties fo:font-size="11pt" style:font-size-asian="11pt" style:font-size-complex="11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1"><text:span text:style-name="T1">Questionnaire to communicate Website Requirements</text:span><text:tab/><text:span text:style-name="T2">Date :</text:span><text:span text:style-name="T3"><text:line-break/></text:span><text:line-break/><text:line-break/>Website Development Process</text:p>
        <text:p text:style-name="P31">The process of developing a business website involves three stages of thinking:</text:p>
        <text:h text:style-name="List_20_Number" text:outline-level="1"><text:span text:style-name="T70">Thinking about the business aspects of the site such as the business use, content, bran</text:span><text:span text:style-name="Char_20_Char2"><text:span text:style-name="T70">ding and process integration </text:span></text:span><text:span text:style-name="Style_20_Body_20_Text_20__2b__20_Arial_20_Black_20_Red_20_Char"><text:span text:style-name="T70">– </text:span></text:span><text:span text:style-name="T5">the business requirements.</text:span></text:h>
        <text:h text:style-name="P67" text:outline-level="1">Thinking about the visual design aspects such as the layout, the graphics – <text:span text:style-name="T4">the creative concepts.</text:span></text:h>
        <text:h text:style-name="List_20_Number" text:outline-level="1"><text:span text:style-name="T70">Thinking about the technical aspects of the site such as the architecture, the platform and the </text:span><text:span text:style-name="Char_20_Char2"><text:span text:style-name="T70">applications</text:span></text:span><text:span text:style-name="Style_20_Body_20_Text_20__2b__20_Arial_20_Black_20_Red_20_Char"><text:span text:style-name="T70"> – </text:span></text:span><text:span text:style-name="T5">the technical requirements.</text:span></text:h>
        <text:p text:style-name="P31"/>
        <text:p text:style-name="P31">The following questionnaire asks questions that business owners can answer for website site developers – graphic designers and technical developers – so that they can design and build your website to meet your requirements.</text:p>
        <text:p text:style-name="P37">Instructions</text:p>
        <text:p text:style-name="P31">Delete answer options to leave the one that you want or type your answer in the space or table available.</text:p>
        <text:p text:style-name="P19"/>
        <text:list xml:id="list3365054842233205325" text:style-name="WWNum1">
          <text:list-item>
            <text:p text:style-name="P49">Describe your target audience.</text:p>
          </text:list-item>
        </text:list>
        <text:h text:style-name="P36" text:outline-level="3">Customer Demographics</text:h>
        <text:p text:style-name="P17"/>
        <text:list xml:id="list3897072234530579103" text:style-name="WWNum3">
          <text:list-item>
            <text:p text:style-name="P57">1. Who is your customer?</text:p>
            <text:p text:style-name="P56"><text:span text:style-name="T7"><text:line-break/></text:span><text:span text:style-name="T57">Electronic music festivals, music producers/dj´s, theater, dance, circus festivals, street festivals. </text:span></text:p>
            <text:p text:style-name="P58">Alternative scene electronic music clubs, commercial events and congresses <text:s/>(very selective and we don´t openly wanna say that we ´ll do smtg for BMW for example, but we are maybe open for it, u know what I mean) I want to stick our image and heart to the alternative cultural scene but I wont avoid important commercial jobs that can give us good finantial support. </text:p>
            <text:p text:style-name="P56"><text:span text:style-name="T7"><text:line-break/>2. How do they make a buying decision?<text:line-break/><text:line-break/></text:span><text:span text:style-name="T57">They choose out of other offers, out of their own cultural or commercial needs/orientation</text:span></text:p>
          </text:list-item>
          <text:list-item>
            <text:p text:style-name="P57"><text:line-break/>3. What are their key criteria for buying your product/service?<text:line-break/></text:p>
            <text:p text:style-name="P56"><text:span text:style-name="T57">Orginality, professionalism, experience, reliable perfomance, organization, right image and communication of their own artistic vision or commercial product.</text:span><text:span text:style-name="T7"><text:line-break/><text:line-break/>4. How do they hear about you?<text:line-break/></text:span></text:p>
          </text:list-item>
          <text:list-item>
            <text:p text:style-name="P56"><text:span text:style-name="T57">We sent our brochure/web site to them or they heard from us from someone else.</text:span><text:span text:style-name="T7"><text:line-break/><text:line-break/>6. What is unique and superior about your products/services?<text:line-break/></text:span></text:p>
          </text:list-item>
          <text:list-item>
            <text:p text:style-name="P56"><text:span text:style-name="T57">It´s extremely original, allows artists and audience to play and interact. Combines technology and many different art forms, creates perfomances on real time, allows music producers/dj´s <text:s/>to get <text:s/>the </text:span><text:soft-page-break/><text:span text:style-name="T57">dancing audience ( in a club <text:s/>for exmpl. ) to create music with them on real time, so people get´s to be part of the music they dance. </text:span></text:p>
            <text:p text:style-name="P58">Brings people together because they are motivated to touch each other in order to produce sounds. We give a music sinchronized light show.</text:p>
            <text:p text:style-name="P56"><text:span text:style-name="T57">From a poetical side, we allow bodies to became a music instrument, ( people embody the music they r playing)</text:span><text:span text:style-name="T7"><text:line-break/><text:line-break/>7. What is the "experience" you want customers to have from start to finish when interacting with you?</text:span></text:p>
            <text:p text:style-name="P48"><text:span text:style-name="T7"><text:line-break/></text:span><text:span text:style-name="T57">We want to</text:span><text:span text:style-name="T64"> give an audience the main role in an interactive experience. While</text:span><text:span text:style-name="T63"> </text:span><text:span text:style-name="T64">combining our professional experience across many disciplines we reach out to the audience, letting them share the excitement and playfulness of public performance. </text:span></text:p>
          </text:list-item>
        </text:list>
        <text:p text:style-name="P16"><text:span text:style-name="T68">By interacting with us physically, the audience connects with the creative process and becomes part of the happening, like this, we aim to create a context that allows people to be curious and sensitive, developing new ways of communication trough physical actions. Our main goal is to manifest our vision of an optimistic, peaceful future where people can get easily </text:span><text:span text:style-name="T69">in touch with others.</text:span></text:p>
        <text:list xml:id="list5994071507139315696" text:style-name="L1">
          <text:list-header>
            <text:p text:style-name="P39"/>
          </text:list-header>
          <text:list-item>
            <text:p text:style-name="P39">What problem do you solve for your customers? What is that problem costing your customers?</text:p>
            <text:p text:style-name="P62">I don´t think our costumers will hire us to solve any trouble ;)</text:p>
          </text:list-item>
        </text:list>
        <text:p text:style-name="P21"/>
        <text:p text:style-name="P21">9.What action is the visitor supposed to take on the website?<text:line-break/>(buy, register, contact…)</text:p>
        <text:p text:style-name="P61">To contact us and to “Buy” so to say, our shows, get exited and interested about our specific kind of art and performances. </text:p>
        <text:p text:style-name="P21"/>
        <text:list xml:id="list38605316" text:continue-list="list3897072234530579103" text:style-name="WWNum3">
          <text:list-item>
            <text:p text:style-name="P50">What is the purpose of the website?</text:p>
          </text:list-item>
        </text:list>
        <text:p text:style-name="P29">Show the world our Artistic product and our artists with pride</text:p>
        <text:p text:style-name="P29">Attract costumers that can hire us for different venues ( artistic and commercial events) publicity, get other artist to be interested in our project and make them eager and proud to be part ;)</text:p>
        <text:p text:style-name="P29">STAY ALWAYS A BIT MYSTERIOUS, making people really curious about what we do and how we do it ( even if we explain it)</text:p>
        <text:p text:style-name="P29">Stay always as an Art Company, even if what we do is also entertaining, we take pride so to say on the strong content (conceptual background, artistic and technical production) of our shows.</text:p>
        <text:p text:style-name="P29">I like to stay a bit minimalistic, <text:s/>less is more ( Maybe this I mean with mysterious too)</text:p>
        <text:h text:style-name="P64" text:outline-level="3">Situation Analysis</text:h>
        <text:p text:style-name="P2"/>
        <text:list xml:id="list1243892091865793941" text:style-name="L2">
          <text:list-item>
            <text:p text:style-name="P42">What are the basic goals of this current project?</text:p>
          </text:list-item>
        </text:list>
        <text:p text:style-name="P4"/>
        <text:p text:style-name="P15">Make it popular for it´s originality. Get the project into as many different venues as possible. Generate work chances for other artists and peaceful platform of artistic exchange and collaboration. </text:p>
        <text:p text:style-name="P4"/>
        <text:h text:style-name="P64" text:outline-level="3"><text:soft-page-break/>Project Scope Overview</text:h>
        <text:p text:style-name="P4"/>
        <text:p text:style-name="P2"/>
        <text:p text:style-name="P22"><text:span text:style-name="T10">W</text:span><text:span text:style-name="T11">ha</text:span><text:span text:style-name="T10">t</text:span><text:span text:style-name="T11"> </text:span><text:span text:style-name="T12">i</text:span><text:span text:style-name="T10">s </text:span><text:span text:style-name="T11">th</text:span><text:span text:style-name="T10">e </text:span><text:span text:style-name="T11">pu</text:span><text:span text:style-name="T13">r</text:span><text:span text:style-name="T11">p</text:span><text:span text:style-name="T10">ose </text:span><text:span text:style-name="T14">o</text:span><text:span text:style-name="T10">f</text:span><text:span text:style-name="T11"> y</text:span><text:span text:style-name="T10">o</text:span><text:span text:style-name="T11">u</text:span><text:span text:style-name="T10">r</text:span><text:span text:style-name="T11"> w</text:span><text:span text:style-name="T10">e</text:span><text:span text:style-name="T11">b</text:span><text:span text:style-name="T10">si</text:span><text:span text:style-name="T11">t</text:span><text:span text:style-name="T10">e </text:span><text:span text:style-name="T11">g</text:span><text:span text:style-name="T10">o</text:span><text:span text:style-name="T12">i</text:span><text:span text:style-name="T11">n</text:span><text:span text:style-name="T10">g</text:span><text:span text:style-name="T15"> </text:span><text:span text:style-name="T13">t</text:span><text:span text:style-name="T10">o </text:span><text:span text:style-name="T11">b</text:span><text:span text:style-name="T10">e -</text:span><text:span text:style-name="T11"> ma</text:span><text:span text:style-name="T12">i</text:span><text:span text:style-name="T10">n</text:span><text:span text:style-name="T11"> g</text:span><text:span text:style-name="T10">o</text:span><text:span text:style-name="T13">a</text:span><text:span text:style-name="T12">l</text:span><text:span text:style-name="T10">?</text:span></text:p>
        <text:p text:style-name="P22"><text:span text:style-name="T16">(</text:span><text:span text:style-name="T18">g</text:span><text:span text:style-name="T16">i</text:span><text:span text:style-name="T18">v</text:span><text:span text:style-name="T19">e</text:span><text:span text:style-name="T18"> </text:span><text:span text:style-name="T16">i</text:span><text:span text:style-name="T20">n</text:span><text:span text:style-name="T18">f</text:span><text:span text:style-name="T21">o</text:span><text:span text:style-name="T18">r</text:span><text:span text:style-name="T19">m</text:span><text:span text:style-name="T16">ati</text:span><text:span text:style-name="T18">o</text:span><text:span text:style-name="T16">n</text:span><text:span text:style-name="T19">, se</text:span><text:span text:style-name="T16">l</text:span><text:span text:style-name="T19">l</text:span><text:span text:style-name="T21"> </text:span><text:span text:style-name="T18">p</text:span><text:span text:style-name="T16">r</text:span><text:span text:style-name="T18">od</text:span><text:span text:style-name="T16">u</text:span><text:span text:style-name="T19">c</text:span><text:span text:style-name="T20">t</text:span><text:span text:style-name="T19">s, m</text:span><text:span text:style-name="T21">o</text:span><text:span text:style-name="T18">r</text:span><text:span text:style-name="T19">e</text:span><text:span text:style-name="T16"> </text:span><text:span text:style-name="T19">s</text:span><text:span text:style-name="T16">al</text:span><text:span text:style-name="T19">es,</text:span><text:span text:style-name="T21"> </text:span><text:span text:style-name="T18">br</text:span><text:span text:style-name="T16">a</text:span><text:span text:style-name="T20">n</text:span><text:span text:style-name="T19">d</text:span><text:span text:style-name="T22"> </text:span><text:span text:style-name="T20">a</text:span><text:span text:style-name="T19">w</text:span><text:span text:style-name="T16">a</text:span><text:span text:style-name="T18">r</text:span><text:span text:style-name="T19">e</text:span><text:span text:style-name="T16">n</text:span><text:span text:style-name="T21">e</text:span><text:span text:style-name="T19">ss, </text:span><text:span text:style-name="T17">give</text:span><text:span text:style-name="T23"> </text:span><text:span text:style-name="T16">inf</text:span><text:span text:style-name="T18">o</text:span><text:span text:style-name="T19">, </text:span><text:span text:style-name="T21">p</text:span><text:span text:style-name="T18">r</text:span><text:span text:style-name="T21">o</text:span><text:span text:style-name="T19">m</text:span><text:span text:style-name="T18">o</text:span><text:span text:style-name="T16">ti</text:span><text:span text:style-name="T18">o</text:span><text:span text:style-name="T16">n</text:span><text:span text:style-name="T19">)</text:span></text:p>
        <text:p text:style-name="P24"/>
        <text:p text:style-name="P22"><text:span text:style-name="Placeholder_20_Text"><text:span text:style-name="T60">Promotion, awareness of our product, information, sales.</text:span></text:span><text:span text:style-name="Placeholder_20_Text"><text:span text:style-name="T59">Present our videos and photographic material.</text:span></text:span></text:p>
        <text:p text:style-name="P3"/>
        <text:h text:style-name="P64" text:outline-level="3">Web Design Objectives</text:h>
        <text:p text:style-name="P4"/>
        <text:list xml:id="list5556143540913461508" text:style-name="L3">
          <text:list-item>
            <text:p text:style-name="P43">What are the main objectives of your website?</text:p>
            <text:p text:style-name="P43"/>
          </text:list-item>
        </text:list>
        <text:p text:style-name="P7"><text:span text:style-name="T8"><text:tab/></text:span><text:span text:style-name="T58">Reach popularity, reach interest, inform, attract art and commercial “companies” venues to contact and hire us.</text:span></text:p>
        <text:p text:style-name="P15"/>
        <text:list xml:id="list8209275298625502657" text:style-name="L4">
          <text:list-item>
            <text:p text:style-name="P44">Key messages to convey?</text:p>
            <text:p text:style-name="P45"/>
            <text:p text:style-name="P47"><text:bookmark text:name="docs-internal-guid-2b91f2e8-8154-8c97-1838-79175e588b9d"/>Are you a producer with material that you would love to have performed live by ST VITO, as part of your performance? Music producers can give us the samples, loops, or effects to accompany their sets set and we give a dancing audience the possibility to co-create music with you in real-time, whilst touching our android´s skins. </text:p>
          </text:list-item>
        </text:list>
        <text:p text:style-name="P46">-I think here can be used the whole text frame I attached u</text:p>
        <text:list xml:id="list38584235" text:continue-numbering="true" text:style-name="L4">
          <text:list-header>
            <text:p text:style-name="P45"/>
          </text:list-header>
        </text:list>
        <text:p text:style-name="P7"><text:bookmark text:name="docs-internal-guid-2b91f2e8-8153-7db9-5208-3c63e01b1b6c"/><text:span text:style-name="T66">By interacting with us physically, the audience connects with the creative process and becomes part of the happening.</text:span><text:bookmark text:name="docs-internal-guid-2b91f2e8-815a-0e73-2f0b-0aa8be912134"/><text:span text:style-name="T66"> </text:span><text:span text:style-name="T65">Our main goal is to manifest our vision of an optimistic, peaceful future where people can get easily </text:span><text:span text:style-name="T67">in touch with others.</text:span></text:p>
        <text:p text:style-name="Text_20_body"><text:line-break/></text:p>
        <text:p text:style-name="P4">5. Key words to describe look &amp; feel?</text:p>
        <text:p text:style-name="P5"><text:span text:style-name="T6">We embody music, how do you sound?,</text:span><text:bookmark text:name="docs-internal-guid-2b91f2e8-8151-d5e8-f73f-8f7a94467188"/><text:span text:style-name="T6"> connection between people, </text:span><text:span text:style-name="T62">excitement, playfulness, interactive public performance, striking light shows</text:span></text:p>
        <text:p text:style-name="Text_20_body"><text:line-break/></text:p>
        <text:p text:style-name="P4"/>
        <text:p text:style-name="P4">6. Brand consistency &amp; Marketing materials</text:p>
        <text:p text:style-name="P4"/>
        <text:p text:style-name="P25"><text:span text:style-name="T9">Have it<text:tab/></text:span><text:span text:style-name="T8"><text:tab/></text:span><text:span text:style-name="T9">Need it</text:span></text:p>
        <text:p text:style-name="P65">[ <text:s/>]<text:tab/><text:tab/>[ <text:s/>x]<text:tab/><text:tab/>Professional logo, identity &amp; brand standards</text:p>
        <text:p text:style-name="P4"><text:tab/>[ <text:s/>] <text:tab/><text:tab/>[ <text:s/>]<text:tab/><text:tab/>Corporate collateral ?:)</text:p>
        <text:p text:style-name="P4"><text:tab/>[ <text:s/>] <text:tab/><text:tab/>[ <text:s/>]<text:tab/><text:tab/>Other print collateral ? :)</text:p>
        <text:list xml:id="list1933591101523549130" text:style-name="L5">
          <text:list-item>
            <text:p text:style-name="P52">Are there any NO-NO´s (any design elements you absolutely don´t want to have on your website? Please provide examples)</text:p>
            <text:p text:style-name="P60"><text:span text:style-name="T44">N</text:span><text:span text:style-name="T61">O-NO Is anything in the direction of a show business company or “Pacha style” club entertainers. Shiny colors, watch and buy us kind of message.</text:span></text:p>
            <text:p text:style-name="P59">NO-NO Is something too geometric.</text:p>
          </text:list-item>
        </text:list>
        <text:h text:style-name="P32" text:outline-level="2"><text:soft-page-break/><text:span text:style-name="T42">Have you registered a Domain Name?<text:tab/></text:span><text:span text:style-name="T43"><text:tab/></text:span><text:span text:style-name="T42"> </text:span></text:h>
        <text:h text:style-name="P33" text:outline-level="2">If yes, what is its address (URL)?</text:h>
        <table:table table:name="Table1" table:style-name="Table1">
          <table:table-column table:style-name="Table1.A"/>
          <table:table-row table:style-name="Table1.1">
            <table:table-cell table:style-name="Table1.A1" office:value-type="string">
              <text:p text:style-name="Text_20_body"><text:a xlink:type="simple" xlink:href="http://Www.stvitoexperience.com/">Www.stvitoexperience.com</text:a> /.net /.org /.de / .info </text:p>
            </table:table-cell>
          </table:table-row>
        </table:table>
        <text:h text:style-name="P33" text:outline-level="2">Have you chosen a web hosting service?<text:tab/><text:tab/></text:h>
        <text:h text:style-name="P33" text:outline-level="2">If yes, what is the web hosting service’s name and website address?</text:h>
        <table:table table:name="Table2" table:style-name="Table2">
          <table:table-column table:style-name="Table2.A"/>
          <table:table-column table:style-name="Table2.B"/>
          <table:table-row table:style-name="Table2.1">
            <table:table-cell table:style-name="Table2.A1" office:value-type="string">
              <text:p text:style-name="Text_20_body">Name: www.godaddy.com</text:p>
            </table:table-cell>
            <table:table-cell table:style-name="Table2.A1" office:value-type="string">
              <text:p text:style-name="Text_20_body">www.</text:p>
            </table:table-cell>
          </table:table-row>
        </table:table>
        <text:h text:style-name="P35" text:outline-level="1">Participants</text:h>
        <text:h text:style-name="P32" text:outline-level="2"><text:span text:style-name="T42">Who will be involved in making the decisions about your site</text:span><text:bookmark text:name="b"/><text:span text:style-name="T42">? Please identify all stakeholders:</text:span></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Name</text:p>
            </table:table-cell>
            <table:table-cell table:style-name="Table3.A1" office:value-type="string">
              <text:p text:style-name="Table_20_Heading">Title</text:p>
            </table:table-cell>
            <table:table-cell table:style-name="Table3.A1" office:value-type="string">
              <text:p text:style-name="Table_20_Heading">Role</text:p>
            </table:table-cell>
          </table:table-row>
          <table:table-row table:style-name="Table3.2">
            <table:table-cell table:style-name="Table3.A1" office:value-type="string">
              <text:list xml:id="list4974630409330110809" text:style-name="WWNum6">
                <text:list-item>
                  <text:h text:style-name="P69" text:outline-level="1">Alma Edelstein- Feinsilber</text:h>
                </text:list-item>
              </text:list>
            </table:table-cell>
            <table:table-cell table:style-name="Table3.A1" office:value-type="string">
              <text:p text:style-name="P30">Artistic director, producer.</text:p>
            </table:table-cell>
            <table:table-cell table:style-name="Table3.A1" office:value-type="string">
              <text:p text:style-name="P30"/>
            </table:table-cell>
          </table:table-row>
          <table:table-row table:style-name="Table3.1">
            <table:table-cell table:style-name="Table3.A1" office:value-type="string">
              <text:h text:style-name="P68" text:outline-level="1" text:is-list-header="true">2. James Hudson</text:h>
            </table:table-cell>
            <table:table-cell table:style-name="Table3.A1" office:value-type="string">
              <text:p text:style-name="P30">Software developer, IT management ,creative consultant.</text:p>
            </table:table-cell>
            <table:table-cell table:style-name="Table3.A1" office:value-type="string">
              <text:p text:style-name="P30"/>
            </table:table-cell>
          </table:table-row>
          <table:table-row table:style-name="Table3.1">
            <table:table-cell table:style-name="Table3.A1" office:value-type="string">
              <text:h text:style-name="P68" text:outline-level="1" text:is-list-header="true"/>
            </table:table-cell>
            <table:table-cell table:style-name="Table3.A1" office:value-type="string">
              <text:p text:style-name="P30"/>
            </table:table-cell>
            <table:table-cell table:style-name="Table3.A1" office:value-type="string">
              <text:p text:style-name="P30"/>
            </table:table-cell>
          </table:table-row>
        </table:table>
        <text:p text:style-name="Text_20_body"/>
        <text:h text:style-name="P35" text:outline-level="1">Audiences</text:h>
        <text:h text:style-name="P33" text:outline-level="2">Who are your potential audiences, why will they visit your site and how often? (Prioritise them by your level of interest in attracting them where 1 is top priority):</text:h>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Table_20_Heading">Visitor</text:p>
            </table:table-cell>
            <table:table-cell table:style-name="Table4.A1" office:value-type="string">
              <text:p text:style-name="Table_20_Heading">Purpose of Visit</text:p>
            </table:table-cell>
            <table:table-cell table:style-name="Table4.A1" office:value-type="string">
              <text:p text:style-name="Table_20_Heading">Frequency of Visit</text:p>
            </table:table-cell>
            <table:table-cell table:style-name="Table4.A1" office:value-type="string">
              <text:p text:style-name="Table_20_Heading">Priority </text:p>
            </table:table-cell>
            <table:table-cell table:style-name="Table4.A1" office:value-type="string">
              <text:p text:style-name="Table_20_Heading">Relationship to goals/objectives</text:p>
            </table:table-cell>
          </table:table-row>
          <table:table-row table:style-name="Table4.1">
            <table:table-cell table:style-name="Table4.A1" office:value-type="string">
              <text:list xml:id="list2515162369503563278" text:style-name="WWNum5">
                <text:list-item>
                  <text:h text:style-name="P70" text:outline-level="1">Festivals producers</text:h>
                </text:list-item>
              </text:list>
            </table:table-cell>
            <table:table-cell table:style-name="Table4.A1" office:value-type="string">
              <text:p text:style-name="P30">Check what we offer</text:p>
            </table:table-cell>
            <table:table-cell table:style-name="Table4.A1" office:value-type="string">
              <text:p text:style-name="P30"/>
            </table:table-cell>
            <table:table-cell table:style-name="Table4.A1" office:value-type="string">
              <text:p text:style-name="P30"/>
            </table:table-cell>
            <table:table-cell table:style-name="Table4.A1" office:value-type="string">
              <text:p text:style-name="P30"/>
            </table:table-cell>
          </table:table-row>
          <table:table-row table:style-name="Table4.1">
            <table:table-cell table:style-name="Table4.A1" office:value-type="string">
              <text:h text:style-name="P68" text:outline-level="1">Clubs owners</text:h>
            </table:table-cell>
            <table:table-cell table:style-name="Table4.A1" office:value-type="string">
              <text:p text:style-name="P30">idem</text:p>
            </table:table-cell>
            <table:table-cell table:style-name="Table4.A1" office:value-type="string">
              <text:p text:style-name="P30"/>
            </table:table-cell>
            <table:table-cell table:style-name="Table4.A1" office:value-type="string">
              <text:p text:style-name="P30"/>
            </table:table-cell>
            <table:table-cell table:style-name="Table4.A1" office:value-type="string">
              <text:p text:style-name="P30"/>
            </table:table-cell>
          </table:table-row>
          <table:table-row table:style-name="Table4.1">
            <table:table-cell table:style-name="Table4.A1" office:value-type="string">
              <text:h text:style-name="P68" text:outline-level="1">Artist</text:h>
            </table:table-cell>
            <table:table-cell table:style-name="Table4.A1" office:value-type="string">
              <text:p text:style-name="P30">idem</text:p>
            </table:table-cell>
            <table:table-cell table:style-name="Table4.A1" office:value-type="string">
              <text:p text:style-name="P30"/>
            </table:table-cell>
            <table:table-cell table:style-name="Table4.A1" office:value-type="string">
              <text:p text:style-name="P30"/>
            </table:table-cell>
            <table:table-cell table:style-name="Table4.A1" office:value-type="string">
              <text:p text:style-name="P30"/>
            </table:table-cell>
          </table:table-row>
          <table:table-row table:style-name="Table4.1">
            <table:table-cell table:style-name="Table4.A1" office:value-type="string">
              <text:h text:style-name="P68" text:outline-level="1">Brand owners</text:h>
              <text:h text:style-name="P68" text:outline-level="1">Congress organisers </text:h>
            </table:table-cell>
            <table:table-cell table:style-name="Table4.A1" office:value-type="string">
              <text:p text:style-name="P30">idem</text:p>
            </table:table-cell>
            <table:table-cell table:style-name="Table4.A1" office:value-type="string">
              <text:p text:style-name="P30"/>
            </table:table-cell>
            <table:table-cell table:style-name="Table4.A1" office:value-type="string">
              <text:p text:style-name="P30"/>
            </table:table-cell>
            <table:table-cell table:style-name="Table4.A1" office:value-type="string">
              <text:p text:style-name="P30"/>
            </table:table-cell>
          </table:table-row>
        </table:table>
        <text:p text:style-name="Text_20_body"/>
        <text:list xml:id="list38586748" text:continue-list="list38605316" text:style-name="WWNum3">
          <text:list-header>
            <text:p text:style-name="P77">5. How would you describe the overall feeling or visual mood that you would like to achieve with the site? </text:p>
          </text:list-header>
          <text:list-item>
            <text:p text:style-name="P78">What are your corporate core values and how do you express them to your visitors?</text:p>
          </text:list-item>
        </text:list>
        <text:p text:style-name="P20"/>
        <text:p text:style-name="P22"><text:soft-page-break/><text:span text:style-name="T25">L</text:span><text:span text:style-name="T26">OOK </text:span><text:span text:style-name="T25">AN</text:span><text:span text:style-name="T26">D F</text:span><text:span text:style-name="T27">EE</text:span><text:span text:style-name="T26">L</text:span></text:p>
        <text:p text:style-name="P9"/>
        <text:p text:style-name="P22"><text:span text:style-name="T10">W</text:span><text:span text:style-name="T11">ha</text:span><text:span text:style-name="T10">t</text:span><text:span text:style-name="T11"> f</text:span><text:span text:style-name="T10">i</text:span><text:span text:style-name="T11">r</text:span><text:span text:style-name="T10">st</text:span><text:span text:style-name="T15"> </text:span><text:span text:style-name="T12">i</text:span><text:span text:style-name="T11">mpr</text:span><text:span text:style-name="T10">es</text:span><text:span text:style-name="T28">s</text:span><text:span text:style-name="T12">i</text:span><text:span text:style-name="T10">on</text:span><text:span text:style-name="T11"> d</text:span><text:span text:style-name="T10">o </text:span><text:span text:style-name="T11">y</text:span><text:span text:style-name="T10">ou</text:span><text:span text:style-name="T11"> w</text:span><text:span text:style-name="T12">i</text:span><text:span text:style-name="T10">sh</text:span><text:span text:style-name="T11"> t</text:span><text:span text:style-name="T10">o </text:span><text:span text:style-name="T11">a</text:span><text:span text:style-name="T10">c</text:span><text:span text:style-name="T13">h</text:span><text:span text:style-name="T12">i</text:span><text:span text:style-name="T10">e</text:span><text:span text:style-name="T15">v</text:span><text:span text:style-name="T10">e </text:span><text:span text:style-name="T11">f</text:span><text:span text:style-name="T10">or</text:span><text:span text:style-name="T11"> y</text:span><text:span text:style-name="T10">o</text:span><text:span text:style-name="T11">u</text:span><text:span text:style-name="T10">r</text:span><text:span text:style-name="T11"> </text:span><text:span text:style-name="T15">v</text:span><text:span text:style-name="T12">i</text:span><text:span text:style-name="T28">s</text:span><text:span text:style-name="T12">i</text:span><text:span text:style-name="T11">t</text:span><text:span text:style-name="T10">o</text:span><text:span text:style-name="T11">r</text:span><text:span text:style-name="T10">s?</text:span></text:p>
        <text:p text:style-name="P10"/>
        <text:p text:style-name="P6"><text:span text:style-name="Placeholder_20_Text"><text:span text:style-name="T24"><text:s/>That we are a group of really experienced professionals with a really original artistic product </text:span></text:span></text:p>
        <text:p text:style-name="P11"/>
        <text:p text:style-name="P11"/>
        <text:p text:style-name="P11"/>
        <text:p text:style-name="P11"/>
        <text:p text:style-name="P11"/>
        <text:p text:style-name="P11"/>
        <text:p text:style-name="P22"><text:span text:style-name="T45">M</text:span><text:span text:style-name="T46">ar</text:span><text:span text:style-name="T47">k</text:span><text:span text:style-name="T48"> </text:span><text:span text:style-name="T46">th</text:span><text:span text:style-name="T47">e </text:span><text:span text:style-name="T46">ad</text:span><text:span text:style-name="T45">j</text:span><text:span text:style-name="T47">ec</text:span><text:span text:style-name="T46">t</text:span><text:span text:style-name="T49">i</text:span><text:span text:style-name="T46">v</text:span><text:span text:style-name="T47">es </text:span><text:span text:style-name="T46">tha</text:span><text:span text:style-name="T47">t</text:span><text:span text:style-name="T46"> d</text:span><text:span text:style-name="T47">esc</text:span><text:span text:style-name="T46">r</text:span><text:span text:style-name="T49">i</text:span><text:span text:style-name="T46">b</text:span><text:span text:style-name="T47">e</text:span><text:span text:style-name="T46"> y</text:span><text:span text:style-name="T47">ou</text:span><text:span text:style-name="T46"> b</text:span><text:span text:style-name="T47">est</text:span></text:p>
        <text:p text:style-name="P13"/>
        <table:table table:name="Table5" table:style-name="Table5">
          <table:table-column table:style-name="Table5.A"/>
          <table:table-column table:style-name="Table5.B"/>
          <table:table-row table:style-name="Table5.1">
            <table:table-cell table:style-name="Table5.A1" office:value-type="string">
              <text:p text:style-name="P23"><text:span text:style-name="T29">C</text:span><text:span text:style-name="T31">O</text:span><text:span text:style-name="T29">N</text:span><text:span text:style-name="T33">S</text:span><text:span text:style-name="T31">E</text:span><text:span text:style-name="T35">RVA</text:span><text:span text:style-name="T37">T</text:span><text:span text:style-name="T39">I</text:span><text:span text:style-name="T33">V</text:span><text:span text:style-name="T29">E<text:tab/></text:span><text:span text:style-name="T50">☐</text:span></text:p>
            </table:table-cell>
            <table:table-cell table:style-name="Table5.B1" office:value-type="string">
              <text:p text:style-name="P26"><text:span text:style-name="T51">☐</text:span><text:span text:style-name="T30"> x<text:tab/>P</text:span><text:span text:style-name="T36">R</text:span><text:span text:style-name="T32">OG</text:span><text:span text:style-name="T34">R</text:span><text:span text:style-name="T32">E</text:span><text:span text:style-name="T36">S</text:span><text:span text:style-name="T34">S</text:span><text:span text:style-name="T40">I</text:span><text:span text:style-name="T34">V</text:span><text:span text:style-name="T30">E</text:span></text:p>
            </table:table-cell>
          </table:table-row>
          <table:table-row table:style-name="Table5.1">
            <table:table-cell table:style-name="Table5.A2" office:value-type="string">
              <text:p text:style-name="P23"><text:span text:style-name="T29">C</text:span><text:span text:style-name="T31">OL</text:span><text:span text:style-name="T29">D<text:tab/></text:span><text:span text:style-name="T50">☐</text:span></text:p>
            </table:table-cell>
            <table:table-cell table:style-name="Table5.B2" office:value-type="string">
              <text:p text:style-name="P27"><text:span text:style-name="T51">☐</text:span><text:span text:style-name="T30"> x<text:tab/>W</text:span><text:span text:style-name="T36">AR</text:span><text:span text:style-name="T30">M</text:span></text:p>
            </table:table-cell>
          </table:table-row>
          <table:table-row table:style-name="Table5.1">
            <table:table-cell table:style-name="Table5.A2" office:value-type="string">
              <text:p text:style-name="P23"><text:span text:style-name="T29">T</text:span><text:span text:style-name="T35">RA</text:span><text:span text:style-name="T37">D</text:span><text:span text:style-name="T39">I</text:span><text:span text:style-name="T37">T</text:span><text:span text:style-name="T29">I</text:span><text:span text:style-name="T31">O</text:span><text:span text:style-name="T29">N</text:span><text:span text:style-name="T35">AL<text:tab/></text:span><text:span text:style-name="T52">☐</text:span></text:p>
            </table:table-cell>
            <table:table-cell table:style-name="Table5.B2" office:value-type="string">
              <text:p text:style-name="P26"><text:span text:style-name="T54">☐x</text:span><text:span text:style-name="T40"><text:tab/>I</text:span><text:span text:style-name="T38">N</text:span><text:span text:style-name="T30">N</text:span><text:span text:style-name="T32">O</text:span><text:span text:style-name="T36">V</text:span><text:span text:style-name="T34">A</text:span><text:span text:style-name="T38">T</text:span><text:span text:style-name="T40">I</text:span><text:span text:style-name="T36">V</text:span><text:span text:style-name="T30">E</text:span></text:p>
            </table:table-cell>
          </table:table-row>
          <table:table-row table:style-name="Table5.1">
            <table:table-cell table:style-name="Table5.A2" office:value-type="string">
              <text:p text:style-name="P23"><text:span text:style-name="T35">FUN<text:tab/>x</text:span><text:span text:style-name="T52">☐</text:span></text:p>
            </table:table-cell>
            <table:table-cell table:style-name="Table5.B2" office:value-type="string">
              <text:p text:style-name="P27"><text:span text:style-name="T53">☐</text:span><text:span text:style-name="T36"><text:tab/>S</text:span><text:span text:style-name="T32">E</text:span><text:span text:style-name="T34">R</text:span><text:span text:style-name="T40">I</text:span><text:span text:style-name="T32">O</text:span><text:span text:style-name="T36">US</text:span></text:p>
            </table:table-cell>
          </table:table-row>
          <table:table-row table:style-name="Table5.1">
            <table:table-cell table:style-name="Table5.A2" office:value-type="string">
              <text:p text:style-name="P23"><text:span text:style-name="T29">M</text:span><text:span text:style-name="T35">AS</text:span><text:span text:style-name="T29">C</text:span><text:span text:style-name="T35">U</text:span><text:span text:style-name="T37">L</text:span><text:span text:style-name="T39">I</text:span><text:span text:style-name="T37">N</text:span><text:span text:style-name="T29">E<text:tab/>x</text:span><text:span text:style-name="T50">☐</text:span></text:p>
            </table:table-cell>
            <table:table-cell table:style-name="Table5.B2" office:value-type="string">
              <text:p text:style-name="P26"><text:span text:style-name="T53">☐x</text:span><text:span text:style-name="T36"><text:tab/>F</text:span><text:span text:style-name="T32">E</text:span><text:span text:style-name="T38">M</text:span><text:span text:style-name="T40">I</text:span><text:span text:style-name="T38">N</text:span><text:span text:style-name="T30">INE</text:span></text:p>
            </table:table-cell>
          </table:table-row>
          <table:table-row table:style-name="Table5.1">
            <table:table-cell table:style-name="Table5.A2" office:value-type="string">
              <text:p text:style-name="P23"><text:span text:style-name="T29">C</text:span><text:span text:style-name="T35">ASUAL<text:tab/></text:span><text:span text:style-name="T52">☐</text:span></text:p>
            </table:table-cell>
            <table:table-cell table:style-name="Table5.B2" office:value-type="string">
              <text:p text:style-name="P26"><text:span text:style-name="T53">☐</text:span><text:span text:style-name="T36"><text:tab/>F</text:span><text:span text:style-name="T32">O</text:span><text:span text:style-name="T36">R</text:span><text:span text:style-name="T30">M</text:span><text:span text:style-name="T36">A</text:span><text:span text:style-name="T30">L</text:span></text:p>
            </table:table-cell>
          </table:table-row>
          <table:table-row table:style-name="Table5.1">
            <table:table-cell table:style-name="Table5.A2" office:value-type="string">
              <text:p text:style-name="P23"><text:span text:style-name="T31">E</text:span><text:span text:style-name="T37">N</text:span><text:span text:style-name="T31">E</text:span><text:span text:style-name="T35">R</text:span><text:span text:style-name="T37">G</text:span><text:span text:style-name="T31">E</text:span><text:span text:style-name="T37">T</text:span><text:span text:style-name="T29">IC<text:tab/>x</text:span><text:span text:style-name="T50">☐</text:span></text:p>
            </table:table-cell>
            <table:table-cell table:style-name="Table5.B2" office:value-type="string">
              <text:p text:style-name="P27"><text:span text:style-name="T55">☐</text:span><text:span text:style-name="T31"><text:tab/>L</text:span><text:span text:style-name="T35">A</text:span><text:span text:style-name="T29">ID</text:span><text:span text:style-name="T41"> </text:span><text:span text:style-name="T30">B</text:span><text:span text:style-name="T36">A</text:span><text:span text:style-name="T30">CK</text:span></text:p>
            </table:table-cell>
          </table:table-row>
          <table:table-row table:style-name="Table5.1">
            <table:table-cell table:style-name="Table5.A2" office:value-type="string">
              <text:p text:style-name="P23"><text:span text:style-name="T29">T</text:span><text:span text:style-name="T35">R</text:span><text:span text:style-name="T31">E</text:span><text:span text:style-name="T37">N</text:span><text:span text:style-name="T29">DY<text:tab/></text:span><text:span text:style-name="T50">☐</text:span></text:p>
            </table:table-cell>
            <table:table-cell table:style-name="Table5.B2" office:value-type="string">
              <text:p text:style-name="P27"><text:span text:style-name="T51">☐</text:span><text:span text:style-name="T30"><text:tab/>C</text:span><text:span text:style-name="T32">L</text:span><text:span text:style-name="T36">AS</text:span><text:span text:style-name="T34">S</text:span><text:span text:style-name="T40">I</text:span><text:span text:style-name="T30">C</text:span></text:p>
            </table:table-cell>
          </table:table-row>
          <table:table-row table:style-name="Table5.1">
            <table:table-cell table:style-name="Table5.A2" office:value-type="string">
              <text:p text:style-name="P23"><text:span text:style-name="T35">S</text:span><text:span text:style-name="T29">P</text:span><text:span text:style-name="T31">O</text:span><text:span text:style-name="T37">N</text:span><text:span text:style-name="T29">T</text:span><text:span text:style-name="T35">A</text:span><text:span text:style-name="T37">N</text:span><text:span text:style-name="T31">EO</text:span><text:span text:style-name="T35">US<text:tab/>x</text:span><text:span text:style-name="T52">☐</text:span></text:p>
            </table:table-cell>
            <table:table-cell table:style-name="Table5.B2" office:value-type="string">
              <text:p text:style-name="P27"><text:span text:style-name="T56">☐</text:span><text:span text:style-name="T32"><text:tab/>O</text:span><text:span text:style-name="T36">R</text:span><text:span text:style-name="T30">D</text:span><text:span text:style-name="T32">E</text:span><text:span text:style-name="T34">R</text:span><text:span text:style-name="T32">L</text:span><text:span text:style-name="T30">Y</text:span></text:p>
            </table:table-cell>
          </table:table-row>
          <table:table-row table:style-name="Table5.1">
            <table:table-cell table:style-name="Table5.A2" office:value-type="string">
              <text:p text:style-name="P23"><text:span text:style-name="T31">LO</text:span><text:span text:style-name="T35">U</text:span><text:span text:style-name="T29">D<text:tab/>x</text:span><text:span text:style-name="T50">☐</text:span></text:p>
            </table:table-cell>
            <table:table-cell table:style-name="Table5.B2" office:value-type="string">
              <text:p text:style-name="P27"><text:span text:style-name="T56">☐</text:span><text:span text:style-name="T32"><text:tab/>Q</text:span><text:span text:style-name="T34">U</text:span><text:span text:style-name="T40">I</text:span><text:span text:style-name="T36">E</text:span><text:span text:style-name="T30">T</text:span></text:p>
            </table:table-cell>
          </table:table-row>
          <table:table-row table:style-name="Table5.1">
            <table:table-cell table:style-name="Table5.A2" office:value-type="string">
              <text:p text:style-name="P23"><text:span text:style-name="T35">S</text:span><text:span text:style-name="T31">O</text:span><text:span text:style-name="T37">L</text:span><text:span text:style-name="T39">I</text:span><text:span text:style-name="T29">T</text:span><text:span text:style-name="T35">A</text:span><text:span text:style-name="T33">R</text:span><text:span text:style-name="T29">Y<text:tab/></text:span><text:span text:style-name="T50">☐</text:span></text:p>
            </table:table-cell>
            <table:table-cell table:style-name="Table5.B2" office:value-type="string">
              <text:p text:style-name="P28"><text:span text:style-name="T51">☐x</text:span><text:span text:style-name="T30"><text:tab/>P</text:span><text:span text:style-name="T32">O</text:span><text:span text:style-name="T30">P</text:span><text:span text:style-name="T36">U</text:span><text:span text:style-name="T32">L</text:span><text:span text:style-name="T36">A</text:span><text:span text:style-name="T30">R</text:span></text:p>
            </table:table-cell>
          </table:table-row>
          <table:table-row table:style-name="Table5.1">
            <table:table-cell table:style-name="Table5.A2" office:value-type="string">
              <text:p text:style-name="P23"><text:span text:style-name="T35">U</text:span><text:span text:style-name="T29">NI</text:span><text:span text:style-name="T31">Q</text:span><text:span text:style-name="T33">U</text:span><text:span text:style-name="T29">E<text:tab/>x</text:span><text:span text:style-name="T50">☐</text:span></text:p>
            </table:table-cell>
            <table:table-cell table:style-name="Table5.B2" office:value-type="string">
              <text:p text:style-name="P28"><text:span text:style-name="T53">☐</text:span><text:span text:style-name="T36"><text:tab/>FA</text:span><text:span text:style-name="T30">MI</text:span><text:span text:style-name="T38">L</text:span><text:span text:style-name="T40">I</text:span><text:span text:style-name="T36">A</text:span><text:span text:style-name="T30">R</text:span></text:p>
            </table:table-cell>
          </table:table-row>
          <table:table-row table:style-name="Table5.1">
            <table:table-cell table:style-name="Table5.A13" office:value-type="string">
              <text:p text:style-name="P23"><text:span text:style-name="T29">Y</text:span><text:span text:style-name="T31">O</text:span><text:span text:style-name="T35">U</text:span><text:span text:style-name="T37">N</text:span><text:span text:style-name="T29">G<text:tab/>x</text:span><text:span text:style-name="T50">☐</text:span></text:p>
            </table:table-cell>
            <table:table-cell table:style-name="Table5.B13" office:value-type="string">
              <text:p text:style-name="P27"><text:span text:style-name="T56">☐</text:span><text:span text:style-name="T32"><text:tab/>OL</text:span><text:span text:style-name="T30">D</text:span></text:p>
            </table:table-cell>
          </table:table-row>
        </table:table>
        <text:p text:style-name="P8"/>
        <text:p text:style-name="P12"/>
        <text:p text:style-name="P22"><text:span text:style-name="T10">A</text:span><text:span text:style-name="T11">r</text:span><text:span text:style-name="T10">e </text:span><text:span text:style-name="T11">th</text:span><text:span text:style-name="T10">e</text:span><text:span text:style-name="T11">r</text:span><text:span text:style-name="T10">e s</text:span><text:span text:style-name="T11">p</text:span><text:span text:style-name="T10">ec</text:span><text:span text:style-name="T12">i</text:span><text:span text:style-name="T11">f</text:span><text:span text:style-name="T12">i</text:span><text:span text:style-name="T10">c c</text:span><text:span text:style-name="T28">o</text:span><text:span text:style-name="T12">l</text:span><text:span text:style-name="T10">o</text:span><text:span text:style-name="T11">r</text:span><text:span text:style-name="T10">s </text:span><text:span text:style-name="T11">y</text:span><text:span text:style-name="T10">ou</text:span><text:span text:style-name="T11"> </text:span><text:span text:style-name="T12">i</text:span><text:span text:style-name="T13">n</text:span><text:span text:style-name="T11">t</text:span><text:span text:style-name="T10">e</text:span><text:span text:style-name="T11">n</text:span><text:span text:style-name="T10">d</text:span><text:span text:style-name="T11"> t</text:span><text:span text:style-name="T10">o </text:span><text:span text:style-name="T11">u</text:span><text:span text:style-name="T10">se or</text:span><text:span text:style-name="T11"> </text:span><text:span text:style-name="T10">co</text:span><text:span text:style-name="T12">l</text:span><text:span text:style-name="T10">o</text:span><text:span text:style-name="T11">r</text:span><text:span text:style-name="T10">s </text:span><text:span text:style-name="T11">tha</text:span><text:span text:style-name="T10">t</text:span><text:span text:style-name="T11"> mu</text:span><text:span text:style-name="T10">st</text:span><text:span text:style-name="T15"> </text:span><text:span text:style-name="T11">b</text:span><text:span text:style-name="T10">e </text:span><text:span text:style-name="T11">u</text:span><text:span text:style-name="T10">sed</text:span><text:span text:style-name="T11"> </text:span><text:span text:style-name="T10">(B</text:span><text:span text:style-name="T11">rand</text:span><text:span text:style-name="T10">)?</text:span></text:p>
        <text:p text:style-name="P14"/>
        <text:list xml:id="list6885351356948116714" text:style-name="L6">
          <text:list-item>
            <text:p text:style-name="P40"><text:span text:style-name="Placeholder_20_Text"><text:span text:style-name="T24">Surprise me ;) I like black, white, dark red, violet, blue.. but Im open </text:span></text:span></text:p>
          </text:list-item>
        </text:list>
        <text:p text:style-name="P18"/>
        <text:list xml:id="list38612336" text:continue-list="list38586748" text:style-name="WWNum3">
          <text:list-item>
            <text:p text:style-name="P53">What makes you different from your competitors?</text:p>
          </text:list-item>
          <text:list-item>
            <text:p text:style-name="P53">Describe the style of the website you want.</text:p>
          </text:list-item>
        </text:list>
        <text:p text:style-name="P51">MISTERYOUS; SYMPATIC; </text:p>
        <text:list xml:id="list38605742" text:continue-numbering="true" text:style-name="WWNum3">
          <text:list-item>
            <text:p text:style-name="P53">Do you have specific company colors that need to be used?</text:p>
          </text:list-item>
          <text:list-item>
            <text:p text:style-name="P53">Can you provide the Pantone numbers for your company colors?</text:p>
          </text:list-item>
          <text:list-item>
            <text:p text:style-name="P53">What are your top 3 frustrations with your current website?</text:p>
          </text:list-item>
          <text:list-item>
            <text:p text:style-name="P53">Are there any websites with designs that you like?</text:p>
          </text:list-item>
          <text:list-item>
            <text:p text:style-name="P53">What types of things do you see on other websites that you really like?</text:p>
          </text:list-item>
          <text:list-item>
            <text:p text:style-name="P53">What types of things do you see on other websites that you really hate?</text:p>
          </text:list-item>
          <text:list-item>
            <text:p text:style-name="P53">Name the 3 things that are most important in the design of your new website.</text:p>
          </text:list-item>
          <text:list-item>
            <text:p text:style-name="P53"><text:soft-page-break/>Name the 3 things that are least important in the design of your new website.</text:p>
          </text:list-item>
          <text:list-item>
            <text:p text:style-name="P53">Where is your website hosted?</text:p>
          </text:list-item>
          <text:list-item>
            <text:p text:style-name="P53">Do you have full access?</text:p>
          </text:list-item>
          <text:list-item>
            <text:p text:style-name="P53">Can you provide usernames and passwords?</text:p>
          </text:list-item>
          <text:list-item>
            <text:p text:style-name="P53">Who will be involved on your end in the development of the website?</text:p>
          </text:list-item>
          <text:list-item>
            <text:p text:style-name="P55">Any other contractors?</text:p>
          </text:list-item>
          <text:list-item>
            <text:p text:style-name="P53">Who or how will you be managing website upkeep?</text:p>
          </text:list-item>
          <text:list-item>
            <text:p text:style-name="P53">Do you have a budget you are trying to meet?</text:p>
          </text:list-item>
        </text:list>
        <text:list xml:id="list1355116399220588796" text:style-name="WWNum2">
          <text:list-item>
            <text:p text:style-name="P54">What information must be on the home page?</text:p>
          </text:list-item>
          <text:list-item>
            <text:p text:style-name="P54">What information must always be visible?</text:p>
          </text:list-item>
          <text:list-item>
            <text:p text:style-name="P54">What features, sections or information do you want emphasized on the site?</text:p>
          </text:list-item>
          <text:list-item>
            <text:p text:style-name="P54">How would you like that to be featured?</text:p>
          </text:list-item>
          <text:list-item>
            <text:p text:style-name="P54">Will those be provided or do they need to be created?</text:p>
          </text:list-item>
          <text:list-item>
            <text:p text:style-name="P54">Do you want contact phone numbers prominently displayed?</text:p>
          </text:list-item>
          <text:list-item>
            <text:p text:style-name="P54">Will you be offering advertising on the site?</text:p>
          </text:list-item>
          <text:list-item>
            <text:p text:style-name="P54">How should that be implemented?</text:p>
          </text:list-item>
          <text:list-item>
            <text:p text:style-name="P54">Do you have a Google Analytics account?</text:p>
          </text:list-item>
          <text:list-item>
            <text:p text:style-name="P54">Can you provide us access?</text:p>
          </text:list-item>
          <text:list-item>
            <text:p text:style-name="P54">Do you have any other specifications or need specific functionality that has not been addressed?</text:p>
          </text:list-item>
        </text:list>
        <text:h text:style-name="P35" text:outline-level="1"><text:bookmark text:name="c"/>Site content</text:h>
        <text:h text:style-name="P33" text:outline-level="2">What Static content do you want on your site (e.g. copyright notices, disclaimers):</text:h>
        <text:p text:style-name="Answer">Answer:<text:tab/></text:p>
        <text:h text:style-name="P33" text:outline-level="2">What Dynamic content do you want on your site (e.g. news, new product releases):</text:h>
        <text:p text:style-name="Answer">Answer: <text:tab/></text:p>
        <text:h text:style-name="P33" text:outline-level="2">What Functional content do you want on your site (e.g. how to use a site's search engine, instructions to use a form): </text:h>
        <text:p text:style-name="Answer">Answer:<text:tab/></text:p>
        <text:h text:style-name="P33" text:outline-level="2">What Transactional content do you want on your site <text:s/>(e.g. e-commerce product information – part number, description, price, shopping carts, ordering process, payment process):</text:h>
        <text:p text:style-name="Answer">Answer:<text:tab/></text:p>
        <text:h text:style-name="P35" text:outline-level="1"><text:bookmark text:name="d"/>Content inventory</text:h>
        <text:h text:style-name="P33" text:outline-level="2">List the individual pages your site will need to contain: eg Home, About, Contact.</text:h>
        <text:h text:style-name="P73" text:outline-level="1"/>
        <text:p text:style-name="Standard"><text:soft-page-break/></text:p>
        <text:h text:style-name="P35" text:outline-level="1">Visual design</text:h>
        <text:h text:style-name="P33" text:outline-level="2">What will your overall site business branding look like? (Mark with a cross what you will use or attach your own Style Guide if you have one):</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66">Logo</text:p>
            </table:table-cell>
            <table:table-cell table:style-name="Table6.A1" office:value-type="string">
              <text:p text:style-name="P66">Name mark</text:p>
            </table:table-cell>
            <table:table-cell table:style-name="Table6.A1" office:value-type="string">
              <text:p text:style-name="P66">Tag line</text:p>
            </table:table-cell>
            <table:table-cell table:style-name="Table6.A1" office:value-type="string">
              <text:p text:style-name="P66">Graphics/Images</text:p>
            </table:table-cell>
            <table:table-cell table:style-name="Table6.A1" office:value-type="string">
              <text:p text:style-name="P66">Colour palette</text:p>
            </table:table-cell>
            <table:table-cell table:style-name="Table6.A1" office:value-type="string">
              <text:p text:style-name="P66">Font Palette</text:p>
            </table:table-cell>
          </table:table-row>
          <table:table-row table:style-name="Table6.1">
            <table:table-cell table:style-name="Table6.A1" office:value-type="string">
              <text:p text:style-name="List_20_Bullet"/>
            </table:table-cell>
            <table:table-cell table:style-name="Table6.A1" office:value-type="string">
              <text:p text:style-name="List_20_Bullet"/>
            </table:table-cell>
            <table:table-cell table:style-name="Table6.A1" office:value-type="string">
              <text:p text:style-name="List_20_Bullet"/>
            </table:table-cell>
            <table:table-cell table:style-name="Table6.A1" office:value-type="string">
              <text:p text:style-name="List_20_Bullet"/>
            </table:table-cell>
            <table:table-cell table:style-name="Table6.A1" office:value-type="string">
              <text:p text:style-name="List_20_Bullet"/>
            </table:table-cell>
            <table:table-cell table:style-name="Table6.A1" office:value-type="string">
              <text:p text:style-name="List_20_Bullet"/>
            </table:table-cell>
          </table:table-row>
        </table:table>
        <text:p text:style-name="Text_20_body"/>
        <text:h text:style-name="P33" text:outline-level="2">What will your product branding look like (if you have it)? </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66">Logo</text:p>
            </table:table-cell>
            <table:table-cell table:style-name="Table7.A1" office:value-type="string">
              <text:p text:style-name="P66">Name mark</text:p>
            </table:table-cell>
            <table:table-cell table:style-name="Table7.A1" office:value-type="string">
              <text:p text:style-name="P66">Tag line</text:p>
            </table:table-cell>
            <table:table-cell table:style-name="Table7.A1" office:value-type="string">
              <text:p text:style-name="P66">Graphics/Images</text:p>
            </table:table-cell>
            <table:table-cell table:style-name="Table7.A1" office:value-type="string">
              <text:p text:style-name="P66">Colour palette</text:p>
            </table:table-cell>
            <table:table-cell table:style-name="Table7.A1" office:value-type="string">
              <text:p text:style-name="P66">Font Palette</text:p>
            </table:table-cell>
          </table:table-row>
          <table:table-row table:style-name="Table7.1">
            <table:table-cell table:style-name="Table7.A1" office:value-type="string">
              <text:p text:style-name="List_20_Bullet"/>
            </table:table-cell>
            <table:table-cell table:style-name="Table7.A1" office:value-type="string">
              <text:p text:style-name="List_20_Bullet"/>
            </table:table-cell>
            <table:table-cell table:style-name="Table7.A1" office:value-type="string">
              <text:p text:style-name="List_20_Bullet"/>
            </table:table-cell>
            <table:table-cell table:style-name="Table7.A1" office:value-type="string">
              <text:p text:style-name="List_20_Bullet"/>
            </table:table-cell>
            <table:table-cell table:style-name="Table7.A1" office:value-type="string">
              <text:p text:style-name="List_20_Bullet"/>
            </table:table-cell>
            <table:table-cell table:style-name="Table7.A1" office:value-type="string">
              <text:p text:style-name="List_20_Bullet"/>
            </table:table-cell>
          </table:table-row>
        </table:table>
        <text:p text:style-name="Text_20_body"/>
        <text:h text:style-name="P33" text:outline-level="2">What will your services branding look like (if you have it)? </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66">Logo</text:p>
            </table:table-cell>
            <table:table-cell table:style-name="Table8.A1" office:value-type="string">
              <text:p text:style-name="P66">Name mark</text:p>
            </table:table-cell>
            <table:table-cell table:style-name="Table8.A1" office:value-type="string">
              <text:p text:style-name="P66">Tag line</text:p>
            </table:table-cell>
            <table:table-cell table:style-name="Table8.A1" office:value-type="string">
              <text:p text:style-name="P66">Graphics/Images</text:p>
            </table:table-cell>
            <table:table-cell table:style-name="Table8.A1" office:value-type="string">
              <text:p text:style-name="P66">Colour palette</text:p>
            </table:table-cell>
            <table:table-cell table:style-name="Table8.A1" office:value-type="string">
              <text:p text:style-name="P66">Font Palette</text:p>
            </table:table-cell>
          </table:table-row>
          <table:table-row table:style-name="Table8.1">
            <table:table-cell table:style-name="Table8.A1" office:value-type="string">
              <text:p text:style-name="List_20_Bullet"/>
            </table:table-cell>
            <table:table-cell table:style-name="Table8.A1" office:value-type="string">
              <text:p text:style-name="List_20_Bullet"/>
            </table:table-cell>
            <table:table-cell table:style-name="Table8.A1" office:value-type="string">
              <text:p text:style-name="List_20_Bullet"/>
            </table:table-cell>
            <table:table-cell table:style-name="Table8.A1" office:value-type="string">
              <text:p text:style-name="List_20_Bullet"/>
            </table:table-cell>
            <table:table-cell table:style-name="Table8.A1" office:value-type="string">
              <text:p text:style-name="List_20_Bullet"/>
            </table:table-cell>
            <table:table-cell table:style-name="Table8.A1" office:value-type="string">
              <text:p text:style-name="List_20_Bullet"/>
            </table:table-cell>
          </table:table-row>
        </table:table>
        <text:p text:style-name="Text_20_body"/>
        <text:h text:style-name="P34" text:outline-level="2"><text:tab/><text:tab/></text:h>
        <text:h text:style-name="P33" text:outline-level="2">How would you describe the overall feeling or visual mood that you would like to achieve with the site? </text:h>
        <text:p text:style-name="Answer">Answer:<text:tab/></text:p>
        <text:h text:style-name="P33" text:outline-level="2">List 3 sites with their address where you enjoy the visual content and why:</text:h>
        <table:table table:name="Table9" table:style-name="Table9">
          <table:table-column table:style-name="Table9.A"/>
          <table:table-column table:style-name="Table9.B"/>
          <table:table-row table:style-name="Table9.1">
            <table:table-cell table:style-name="Table9.A1" office:value-type="string">
              <text:p text:style-name="P66">Sites where I enjoy the visual content</text:p>
            </table:table-cell>
            <table:table-cell table:style-name="Table9.A1" office:value-type="string">
              <text:p text:style-name="P66">Reason why</text:p>
            </table:table-cell>
          </table:table-row>
          <table:table-row table:style-name="Table9.1">
            <table:table-cell table:style-name="Table9.A1" office:value-type="string">
              <text:h text:style-name="P74" text:outline-level="1">1. </text:h>
            </table:table-cell>
            <table:table-cell table:style-name="Table9.A1" office:value-type="string">
              <text:h text:style-name="P76" text:outline-level="1">Reason: </text:h>
            </table:table-cell>
          </table:table-row>
          <table:table-row table:style-name="Table9.1">
            <table:table-cell table:style-name="Table9.A1" office:value-type="string">
              <text:h text:style-name="P76" text:outline-level="1">2. </text:h>
            </table:table-cell>
            <table:table-cell table:style-name="Table9.A1" office:value-type="string">
              <text:h text:style-name="P75" text:outline-level="1">Reason:</text:h>
            </table:table-cell>
          </table:table-row>
          <table:table-row table:style-name="Table9.1">
            <table:table-cell table:style-name="Table9.A1" office:value-type="string">
              <text:h text:style-name="P76" text:outline-level="1">3. </text:h>
            </table:table-cell>
            <table:table-cell table:style-name="Table9.A1" office:value-type="string">
              <text:h text:style-name="P75" text:outline-level="1">Reason:</text:h>
            </table:table-cell>
          </table:table-row>
        </table:table>
        <text:p text:style-name="Answer"><text:tab/></text:p>
        <text:h text:style-name="P35" text:outline-level="1">Search Engine Identifiers</text:h>
        <text:h text:style-name="P33" text:outline-level="2">What metatags will be required for search engines? List phases and keywords describing your site that people will use to search for it:</text:h>
        <table:table table:name="Table10" table:style-name="Table10">
          <table:table-column table:style-name="Table10.A"/>
          <table:table-column table:style-name="Table10.B"/>
          <table:table-row table:style-name="Table10.1">
            <table:table-cell table:style-name="Table10.A1" office:value-type="string">
              <text:p text:style-name="Table_20_Heading">Description</text:p>
            </table:table-cell>
            <table:table-cell table:style-name="Table10.A1" office:value-type="string">
              <text:p text:style-name="Table_20_Heading">Keywords</text:p>
            </table:table-cell>
          </table:table-row>
          <text:soft-page-break/>
          <table:table-row table:style-name="Table10.1">
            <table:table-cell table:style-name="Table10.A1" office:value-type="string">
              <text:h text:style-name="P72" text:outline-level="1">.</text:h>
            </table:table-cell>
            <table:table-cell table:style-name="Table10.A1" office:value-type="string">
              <text:h text:style-name="P72" text:outline-level="1"/>
            </table:table-cell>
          </table:table-row>
          <table:table-row table:style-name="Table10.1">
            <table:table-cell table:style-name="Table10.A1" office:value-type="string">
              <text:p text:style-name="HTML_20_Preformatted"/>
            </table:table-cell>
            <table:table-cell table:style-name="Table10.A1" office:value-type="string">
              <text:h text:style-name="P71" text:outline-level="1"/>
            </table:table-cell>
          </table:table-row>
          <table:table-row table:style-name="Table10.1">
            <table:table-cell table:style-name="Table10.A1" office:value-type="string">
              <text:h text:style-name="P72" text:outline-level="1"/>
            </table:table-cell>
            <table:table-cell table:style-name="Table10.A1" office:value-type="string">
              <text:h text:style-name="P72" text:outline-level="1"/>
            </table:table-cell>
          </table:table-row>
        </table:table>
        <text:h text:style-name="P35" text:outline-level="1">Link Requirements</text:h>
        <text:h text:style-name="P33" text:outline-level="2">Do you need to link your site to other sites? </text:h>
        <text:h text:style-name="P33" text:outline-level="2">If yes, what are the other sites and their addresses:</text:h>
        <table:table table:name="Table11" table:style-name="Table11">
          <table:table-column table:style-name="Table11.A"/>
          <table:table-column table:style-name="Table11.B"/>
          <table:table-row table:style-name="Table11.1">
            <table:table-cell table:style-name="Table11.A1" office:value-type="string">
              <text:p text:style-name="Table_20_Heading">Linked Site</text:p>
            </table:table-cell>
            <table:table-cell table:style-name="Table11.A1" office:value-type="string">
              <text:p text:style-name="Table_20_Heading">Address</text:p>
            </table:table-cell>
          </table:table-row>
          <table:table-row table:style-name="Table11.1">
            <table:table-cell table:style-name="Table11.A1" office:value-type="string">
              <text:h text:style-name="P71" text:outline-level="1"/>
            </table:table-cell>
            <table:table-cell table:style-name="Table11.A1" office:value-type="string">
              <text:h text:style-name="P71" text:outline-level="1"/>
            </table:table-cell>
          </table:table-row>
          <table:table-row table:style-name="Table11.1">
            <table:table-cell table:style-name="Table11.A1" office:value-type="string">
              <text:h text:style-name="P71" text:outline-level="1"/>
            </table:table-cell>
            <table:table-cell table:style-name="Table11.A1" office:value-type="string">
              <text:h text:style-name="P71" text:outline-level="1"/>
            </table:table-cell>
          </table:table-row>
          <table:table-row table:style-name="Table11.1">
            <table:table-cell table:style-name="Table11.A1" office:value-type="string">
              <text:h text:style-name="P71" text:outline-level="1"/>
            </table:table-cell>
            <table:table-cell table:style-name="Table11.A1" office:value-type="string">
              <text:h text:style-name="P71" text:outline-level="1"/>
            </table:table-cell>
          </table:table-row>
        </table:table>
        <text:h text:style-name="P35" text:outline-level="1">Process Requirements<text:tab/></text:h>
        <text:h text:style-name="P32" text:outline-level="2"><text:span text:style-name="T42">Will your users need to email you?<text:tab/></text:span><text:span text:style-name="T43">Yes / No</text:span><text:span text:style-name="T42"><text:tab/><text:tab/></text:span></text:h>
        <text:h text:style-name="P33" text:outline-level="2">If yes, what e-mail address will you use? (Think about spam potential):</text:h>
        <text:p text:style-name="Answer">Answer: <text:s/></text:p>
        <text:p text:style-name="Text_20_body"/>
        <text:p text:style-name="Text_20_body"><text:line-break/><text:line-break/><text:line-break/><text:line-break/>Please send me:</text:p>
        <text:p text:style-name="Text_20_body">High quality pictures (300dpi) </text:p>
        <text:p text:style-name="Text_20_body">Text in its final form</text:p>
        <text:p text:style-name="Text_20_body">Logo</text:p>
        <text:p text:style-name="Text_20_body">Ownership info for third party images and text</text:p>
        <text:p text:style-name="Text_20_body">Videos or link to videos<text:bookmark text:name="_GoBack"/></text:p>
        <text:p text:style-name="Text_20_body"/>
        <text:p text:style-name="P38">Thank you for answering this questionnaire. </text:p>
        <text:p text:style-name="P38">We look forward to working with you on your website.</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ce style:name="Arial1" svg:font-family="Arial" style:font-family-generic="roman" style:font-pitch="variable"/>
    <style:font-face style:name="Arial Black" svg:font-family="'Arial Black'"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orphans="0" fo:widows="0"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fo:line-height="100%" fo:orphans="2" fo:widows="2"/>
      <style:text-properties style:font-name="Book Antiqua" fo:font-size="10pt" fo:language="en" fo:country="AU" style:font-name-asian="Times New Roman2" style:font-size-asian="10pt" style:language-asian="en" style:country-asian="AU" style:font-name-complex="Times New Roman2" style:font-size-complex="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423cm" fo:margin-bottom="0cm" fo:keep-together="always" fo:keep-with-next="always"/>
      <style:text-properties fo:color="#365f91" style:font-name="Cambria" fo:font-size="16pt" style:font-size-asian="16pt" style:font-size-complex="16pt"/>
    </style:style>
    <style:style style:name="Heading_20_2" style:display-name="Heading 2" style:family="paragraph" style:parent-style-name="Standard" style:next-style-name="Text_20_body" style:default-outline-level="2" style:class="text">
      <style:paragraph-properties fo:margin-top="0.071cm" fo:margin-bottom="0cm" fo:keep-together="always" fo:keep-with-next="always"/>
      <style:text-properties fo:color="#365f91" style:font-name="Cambria" fo:font-size="13pt" style:font-size-asian="13pt" style:font-size-complex="13pt"/>
    </style:style>
    <style:style style:name="Heading_20_3" style:display-name="Heading 3" style:family="paragraph" style:parent-style-name="Standard" style:next-style-name="Text_20_body" style:default-outline-level="3" style:class="text">
      <style:paragraph-properties fo:margin-top="0.423cm" fo:margin-bottom="0.106cm" fo:line-height="100%" fo:orphans="2" fo:widows="2" fo:keep-with-next="always"/>
      <style:text-properties style:font-name="Arial1" fo:font-size="13pt" fo:font-weight="bold" style:font-name-asian="Times New Roman2" style:font-size-asian="13pt" style:font-weight-asian="bold" style:font-name-complex="Arial2" style:font-size-complex="13pt" style:font-weight-complex="bold"/>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paragraph-properties fo:margin-top="0.049cm" fo:margin-bottom="0.176cm" fo:line-height="100%" fo:orphans="2" fo:widows="2"/>
      <style:text-properties style:font-name="Times New Roman" fo:font-size="12pt" fo:language="de" fo:country="DE" style:font-name-asian="Times New Roman2" style:font-size-asian="12pt" style:language-asian="de" style:country-asian="DE" style:font-name-complex="Times New Roman2" style:font-size-complex="12pt"/>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List_20_Number" style:display-name="List Number" style:family="paragraph" style:parent-style-name="Text_20_body" style:default-outline-level="1">
      <style:paragraph-properties fo:margin-top="0.106cm" fo:margin-bottom="0.106cm" fo:line-height="0.494cm"/>
      <style:text-properties style:language-asian="en" style:country-asian="US"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ext_20_body" style:default-outline-level="" style:class="extra">
      <style:paragraph-properties fo:margin-top="0.212cm" fo:margin-bottom="0.212cm" fo:text-align="center" style:justify-single-word="false" text:number-lines="false" text:line-number="0"/>
      <style:text-properties fo:font-weight="bold" style:font-weight-asian="bold" style:font-weight-complex="bold"/>
    </style:style>
    <style:style style:name="List_20_Bullet" style:display-name="List Bullet" style:family="paragraph" style:parent-style-name="Text_20_body" style:default-outline-level="">
      <style:text-properties style:font-size-complex="10pt"/>
    </style:style>
    <style:style style:name="Answer" style:family="paragraph" style:parent-style-name="Text_20_body" style:default-outline-level="">
      <style:paragraph-properties fo:margin-top="0.212cm" fo:margin-bottom="0.212cm"/>
      <style:text-properties fo:font-weight="bold" style:font-weight-asian="bold"/>
    </style:style>
    <style:style style:name="HTML_20_Preformatted" style:display-name="HTML Preformatted" style:family="paragraph" style:parent-style-name="Standard" style:default-outline-level="">
      <style:paragraph-properties fo:margin-top="0cm" fo:margin-bottom="0cm" fo:line-height="100%"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n" fo:country="AU" style:font-name-asian="Courier New1" style:font-size-asian="10pt" style:font-name-complex="Courier New1" style:font-size-complex="10pt"/>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Placeholder_20_Text" style:display-name="Placeholder Text" style:family="text" style:parent-style-name="Default_20_Paragraph_20_Font">
      <style:text-properties fo:color="#808080"/>
    </style:style>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Strong_20_Emphasis" style:display-name="Strong Emphasis" style:family="text" style:parent-style-name="Default_20_Paragraph_20_Font">
      <style:text-properties fo:font-weight="bold" style:font-weight-asian="bold" style:font-weight-complex="bold"/>
    </style:style>
    <style:style style:name="Überschrift_20_3_20_Zchn" style:display-name="Überschrift 3 Zchn" style:family="text" style:parent-style-name="Default_20_Paragraph_20_Font">
      <style:text-properties style:font-name="Arial1" fo:font-size="13pt" fo:font-weight="bold" style:font-name-asian="Times New Roman2" style:font-size-asian="13pt" style:font-weight-asian="bold" style:font-name-complex="Arial2" style:font-size-complex="13pt" style:font-weight-complex="bold"/>
    </style:style>
    <style:style style:name="Überschrift_20_1_20_Zchn" style:display-name="Überschrift 1 Zchn" style:family="text" style:parent-style-name="Default_20_Paragraph_20_Font">
      <style:text-properties fo:color="#365f91" style:font-name="Cambria" fo:font-size="16pt" style:font-size-asian="16pt" style:font-size-complex="16pt"/>
    </style:style>
    <style:style style:name="Überschrift_20_2_20_Zchn" style:display-name="Überschrift 2 Zchn" style:family="text" style:parent-style-name="Default_20_Paragraph_20_Font">
      <style:text-properties fo:color="#365f91" style:font-name="Cambria" fo:font-size="13pt" style:font-size-asian="13pt" style:font-size-complex="13pt"/>
    </style:style>
    <style:style style:name="Textkörper_20_Zchn" style:display-name="Textkörper Zchn" style:family="text" style:parent-style-name="Default_20_Paragraph_20_Font">
      <style:text-properties style:font-name="Book Antiqua" fo:font-size="10pt" fo:language="en" fo:country="AU" style:font-name-asian="Times New Roman2" style:font-size-asian="10pt" style:language-asian="en" style:country-asian="AU" style:font-name-complex="Times New Roman2" style:font-size-complex="12pt"/>
    </style:style>
    <style:style style:name="Char_20_Char2" style:display-name="Char Char2" style:family="text" style:parent-style-name="Default_20_Paragraph_20_Font">
      <style:text-properties style:font-name="Book Antiqua" fo:language="en" fo:country="AU" style:language-asian="en" style:country-asian="AU" style:font-size-complex="12pt" style:language-complex="ar" style:country-complex="SA"/>
    </style:style>
    <style:style style:name="Style_20_Body_20_Text_20__2b__20_Arial_20_Black_20_Red_20_Char" style:display-name="Style Body Text + Arial Black Red Char" style:family="text" style:parent-style-name="Char_20_Char2">
      <style:text-properties fo:color="#000080" style:font-name="Arial Black" fo:language="en" fo:country="AU" style:language-asian="en" style:country-asian="AU" style:font-size-complex="12pt" style:language-complex="ar" style:country-complex="SA"/>
    </style:style>
    <style:style style:name="HTML_20_Vorformatiert_20_Zchn" style:display-name="HTML Vorformatiert Zchn" style:family="text" style:parent-style-name="Default_20_Paragraph_20_Font">
      <style:text-properties style:font-name="Courier New" fo:font-size="10pt" fo:language="en" fo:country="AU" style:font-name-asian="Courier New1" style:font-size-asian="10pt" style:font-name-complex="Courier New1"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style:num-format="1">
        <style:list-level-properties text:list-level-position-and-space-mode="label-alignment">
          <style:list-level-label-alignment text:label-followed-by="listtab" text:list-tab-stop-position="0.63cm" fo:text-indent="-0.63cm" fo:margin-left="0.63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text:start-value="2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cm" fo:text-indent="-0.63cm" fo:margin-left="0.63cm"/>
        </style:list-level-properties>
      </text:list-level-style-number>
      <text:list-level-style-number text:level="2" style:num-suffix="." style:num-format="a">
        <style:list-level-properties text:list-level-position-and-space-mode="label-alignment">
          <style:list-level-label-alignment text:label-followed-by="listtab" text:list-tab-stop-position="6.041cm" fo:text-indent="-0.635cm" fo:margin-left="6.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7.311cm" fo:text-indent="-0.318cm" fo:margin-left="7.31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8.581cm" fo:text-indent="-0.635cm" fo:margin-left="8.581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9.851cm" fo:text-indent="-0.635cm" fo:margin-left="9.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11.121cm" fo:text-indent="-0.318cm" fo:margin-left="11.12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12.391cm" fo:text-indent="-0.635cm" fo:margin-left="12.391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3.661cm" fo:text-indent="-0.635cm" fo:margin-left="13.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4.931cm" fo:text-indent="-0.318cm" fo:margin-left="14.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cm" fo:text-indent="-0.63cm" fo:margin-left="0.63cm"/>
        </style:list-level-properties>
      </text:list-level-style-number>
      <text:list-level-style-number text:level="2" style:num-suffix="." style:num-format="a">
        <style:list-level-properties text:list-level-position-and-space-mode="label-alignment">
          <style:list-level-label-alignment text:label-followed-by="listtab" text:list-tab-stop-position="6.041cm" fo:text-indent="-0.635cm" fo:margin-left="6.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7.311cm" fo:text-indent="-0.318cm" fo:margin-left="7.31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8.581cm" fo:text-indent="-0.635cm" fo:margin-left="8.581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9.851cm" fo:text-indent="-0.635cm" fo:margin-left="9.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11.121cm" fo:text-indent="-0.318cm" fo:margin-left="11.12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12.391cm" fo:text-indent="-0.635cm" fo:margin-left="12.391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3.661cm" fo:text-indent="-0.635cm" fo:margin-left="13.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4.931cm" fo:text-indent="-0.318cm" fo:margin-left="14.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cm" fo:text-indent="-0.63cm" fo:margin-left="0.63cm"/>
        </style:list-level-properties>
      </text:list-level-style-number>
      <text:list-level-style-number text:level="2" style:num-suffix="." style:num-format="a">
        <style:list-level-properties text:list-level-position-and-space-mode="label-alignment">
          <style:list-level-label-alignment text:label-followed-by="listtab" text:list-tab-stop-position="6.041cm" fo:text-indent="-0.635cm" fo:margin-left="6.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7.311cm" fo:text-indent="-0.318cm" fo:margin-left="7.31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8.581cm" fo:text-indent="-0.635cm" fo:margin-left="8.581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9.851cm" fo:text-indent="-0.635cm" fo:margin-left="9.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11.121cm" fo:text-indent="-0.318cm" fo:margin-left="11.12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12.391cm" fo:text-indent="-0.635cm" fo:margin-left="12.391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3.661cm" fo:text-indent="-0.635cm" fo:margin-left="13.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4.931cm" fo:text-indent="-0.318cm" fo:margin-left="14.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cm" fo:margin-bottom="0cm" fo:line-height="0.353cm"/>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i</meta:initial-creator>
    <dc:creator>Alma </dc:creator>
    <meta:editing-cycles>15</meta:editing-cycles>
    <meta:print-date>2015-05-22T14:58:00</meta:print-date>
    <meta:creation-date>2015-05-22T21:33:00</meta:creation-date>
    <dc:date>2015-05-23T18:20:19.88</dc:date>
    <meta:editing-duration>PT2H15M28S</meta:editing-duration>
    <meta:generator>OpenOffice/4.0.0$Win32 OpenOffice.org_project/400m3$Build-9702</meta:generator>
    <meta:document-statistic meta:table-count="11" meta:image-count="0" meta:object-count="0" meta:page-count="8" meta:paragraph-count="221" meta:word-count="1992" meta:character-count="11630"/>
    <meta:user-defined meta:name="AppVersion">15.0000</meta:user-defined>
    <meta:user-defined meta:name="Company">JAIME BUTLER Webdesign/Developmen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